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MTI12" svg:font-family="CMTI12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76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662cm"/>
    </style:style>
    <style:style style:name="co4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4.385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9.066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6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61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aa9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d7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ackground-color="#ffe9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ackground-color="#bf819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ackground-color="#e0c2cd" style:text-align-source="fix" style:repeat-content="false" fo:border="0.74pt solid #000000" style:rotation-align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ackground-color="#ffdbb6" style:text-align-source="fix" style:repeat-content="false" fo:border="0.74pt solid #000000" style:rotation-align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ackground-color="#ffd7d7" style:text-align-source="fix" style:repeat-content="false" fo:border="0.74pt solid #000000" style:rotation-align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ackground-color="#afd095" style:text-align-source="fix" style:repeat-content="false" fo:border="0.74pt solid #000000" style:rotation-align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ffe994" style:text-align-source="fix" style:repeat-content="false" fo:border="0.74pt solid #000000" style:rotation-align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bf819e" style:text-align-source="fix" style:repeat-content="false" fo:border="0.74pt solid #000000" style:rotation-align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ffaa95" style:text-align-source="fix" style:repeat-content="false" fo:border="0.74pt solid #000000" style:rotation-align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rotation-align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ackground-color="#e0c2c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fo:background-color="#ffdbb6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fo:background-color="#ffd7d7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fo:background-color="#afd095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ackground-color="#ffe994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ackground-color="#bf819e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ackground-color="#ffaa95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ackground-color="#e0c2cd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fo:background-color="#729fc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ackground-color="#ffffa6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Times New Roman" fo:font-size="12pt" style:font-size-asian="12pt" style:font-size-complex="12pt"/>
    </style:style>
    <style:style style:name="ce41" style:family="table-cell" style:parent-style-name="Default">
      <style:table-cell-properties fo:background-color="#e0c2cd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Times New Roman" fo:font-size="12pt" style:font-size-asian="12pt" style:font-size-complex="12pt"/>
    </style:style>
    <style:style style:name="ce42" style:family="table-cell" style:parent-style-name="Default">
      <style:table-cell-properties fo:background-color="#e0c2cd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dbb6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Times New Roman" fo:font-size="12pt" style:font-size-asian="12pt" style:font-size-complex="12pt"/>
    </style:style>
    <style:style style:name="ce44" style:family="table-cell" style:parent-style-name="Default">
      <style:table-cell-properties fo:background-color="#ffd7d7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Times New Roman" fo:font-size="12pt" style:font-size-asian="12pt" style:font-size-complex="12pt"/>
    </style:style>
    <style:style style:name="ce45" style:family="table-cell" style:parent-style-name="Default">
      <style:table-cell-properties fo:background-color="#afd095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ffe994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Times New Roman" fo:font-size="12pt" style:font-size-asian="12pt" style:font-size-complex="12pt"/>
    </style:style>
    <style:style style:name="ce47" style:family="table-cell" style:parent-style-name="Default">
      <style:table-cell-properties fo:background-color="#bf819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Times New Roman" fo:font-size="12pt" style:font-size-asian="12pt" style:font-size-complex="12pt"/>
    </style:style>
    <style:style style:name="ce48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49" style:family="table-cell" style:parent-style-name="Default">
      <style:table-cell-properties fo:background-color="#bf819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font-name="Times New Roman" fo:font-size="12pt" fo:language="es" fo:country="MX" style:font-name-asian="CMTI12" style:font-size-asian="12pt" style:font-name-complex="Times New Roman" style:font-size-complex="12pt"/>
    </style:style>
    <style:style style:name="ce50" style:family="table-cell" style:parent-style-name="Default">
      <style:table-cell-properties fo:background-color="#ffaa95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Times New Roman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00" style:font-name="Times New Roman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Times New Roman" fo:font-size="11pt" style:font-size-asian="11pt" style:font-size-complex="11pt"/>
    </style:style>
    <style:style style:name="ce121" style:family="table-cell" style:parent-style-name="Default">
      <style:table-cell-properties fo:background-color="#e0c2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language="es" fo:country="MX" fo:font-weight="normal" style:font-name-asian="Segoe UI" style:font-size-asian="12pt" style:font-weight-asian="normal" style:font-name-complex="Times New Roman" style:font-size-complex="12pt" style:font-weight-complex="normal"/>
    </style:style>
    <style:style style:name="ce12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MU Sans Serif" fo:font-weight="normal" style:text-underline-style="none" style:text-underline-color="font-color" style:text-line-through-type="none" fo:font-style="normal" style:text-outline="false" fo:text-shadow="none" style:letter-kerning="true" fo:language="es" fo:country="MX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8"/>
        <table:table-column table:style-name="co5" table:default-cell-style-name="ce37"/>
        <table:table-column table:style-name="co6" table:default-cell-style-name="ce37"/>
        <table:table-column table:style-name="co7" table:number-columns-repeated="3" table:default-cell-style-name="ce37"/>
        <table:table-column table:style-name="co8" table:default-cell-style-name="ce37"/>
        <table:table-column table:style-name="co9" table:default-cell-style-name="ce51"/>
        <table:table-column table:style-name="co10" table:default-cell-style-name="ce54"/>
        <table:table-column table:style-name="co11" table:default-cell-style-name="ce59"/>
        <table:table-column table:style-name="co12" table:default-cell-style-name="ce65"/>
        <table:table-column table:style-name="co13" table:number-columns-repeated="1001" table:default-cell-style-name="ce66"/>
        <table:table-row table:style-name="ro1">
          <table:table-cell table:style-name="ce1" office:value-type="string" calcext:value-type="string">
            <text:p>Subject</text:p>
            <text:p>ID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  <text:p>[years]</text:p>
          </table:table-cell>
          <table:table-cell table:style-name="ce80" office:value-type="string" calcext:value-type="string">
            <text:p>Variability scenario</text:p>
          </table:table-cell>
          <table:table-cell table:style-name="ce80" office:value-type="string" calcext:value-type="string">
            <text:p>Acquisition</text:p>
            <text:p> posture </text:p>
          </table:table-cell>
          <table:table-cell table:style-name="ce80" office:value-type="string" calcext:value-type="string">
            <text:p>Heart medical</text:p>
            <text:p> antecedents  </text:p>
          </table:table-cell>
          <table:table-cell table:style-name="ce80" office:value-type="string" calcext:value-type="string" table:number-columns-spanned="3" table:number-rows-spanned="1">
            <text:p><text:span text:style-name="T1">Heart rate </text:span></text:p>
            <text:p><text:span text:style-name="T1">[beats/minute]</text:span></text:p>
            <text:p><text:span text:style-name="T1"> min    mean   max </text:span></text:p>
          </table:table-cell>
          <table:covered-table-cell table:number-columns-repeated="2" table:style-name="ce80"/>
          <table:table-cell table:style-name="ce80" office:value-type="string" calcext:value-type="string">
            <text:p>Smoker</text:p>
          </table:table-cell>
          <table:table-cell table:style-name="ce39" office:value-type="string" calcext:value-type="string">
            <text:p>Observations</text:p>
          </table:table-cell>
          <table:table-cell table:style-name="ce52"/>
          <table:table-cell table:style-name="ce1" office:value-type="string" calcext:value-type="string" table:number-columns-spanned="2" table:number-rows-spanned="1">
            <text:p>Source</text:p>
            <text:p>database</text:p>
          </table:table-cell>
          <table:covered-table-cell table:style-name="ce1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5" calcext:value-type="float">
            <text:p>25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1" calcext:value-type="float">
            <text:p>1</text:p>
          </table:table-cell>
          <table:table-cell table:style-name="ce72" office:value-type="string" calcext:value-type="string" table:number-columns-spanned="1" table:number-rows-spanned="20">
            <text:p>ecgiddb</text:p>
          </table:table-cell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3" calcext:value-type="float">
            <text:p>23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, 6-month difference</text:p>
          </table:table-cell>
          <table:table-cell table:style-name="ce53"/>
          <table:table-cell table:style-name="ce2" office:value-type="float" office:value="2" calcext:value-type="float">
            <text:p>2</text:p>
          </table:table-cell>
          <table:covered-table-cell table:style-name="ce72"/>
          <table:table-cell table:style-name="ce67" table:number-columns-repeated="100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3" calcext:value-type="float">
            <text:p>23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3" calcext:value-type="float">
            <text:p>3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3" calcext:value-type="float">
            <text:p>23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9" calcext:value-type="float">
            <text:p>9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3" calcext:value-type="float">
            <text:p>23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10" calcext:value-type="float">
            <text:p>10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6" calcext:value-type="float">
            <text:p>46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24" calcext:value-type="float">
            <text:p>24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8" calcext:value-type="float">
            <text:p>48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25" calcext:value-type="float">
            <text:p>25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4" calcext:value-type="float">
            <text:p>44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28" calcext:value-type="float">
            <text:p>28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8" calcext:value-type="float">
            <text:p>28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30" calcext:value-type="float">
            <text:p>30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6" calcext:value-type="float">
            <text:p>46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32" calcext:value-type="float">
            <text:p>32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34" calcext:value-type="float">
            <text:p>34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5" calcext:value-type="float">
            <text:p>25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35" calcext:value-type="float">
            <text:p>35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4" calcext:value-type="float">
            <text:p>24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<text:span text:style-name="T2">Normal cardiac complex, d</text:span>eep S-peak</text:p>
          </table:table-cell>
          <table:table-cell table:style-name="ce53"/>
          <table:table-cell table:style-name="ce2" office:value-type="float" office:value="36" calcext:value-type="float">
            <text:p>36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1" calcext:value-type="float">
            <text:p>21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46" calcext:value-type="float">
            <text:p>46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3" calcext:value-type="float">
            <text:p>23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52" calcext:value-type="float">
            <text:p>52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1" calcext:value-type="float">
            <text:p>21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53" calcext:value-type="float">
            <text:p>53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5" calcext:value-type="float">
            <text:p>45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59" calcext:value-type="float">
            <text:p>59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3" calcext:value-type="float">
            <text:p>23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63" calcext:value-type="float">
            <text:p>63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3" calcext:value-type="float">
            <text:p>23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71" calcext:value-type="float">
            <text:p>71</text:p>
          </table:table-cell>
          <table:covered-table-cell table:style-name="ce72"/>
          <table:table-cell table:number-columns-repeated="100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2" office:value-type="string" calcext:value-type="string">
            <text:p>M</text:p>
          </table:table-cell>
          <table:table-cell table:style-name="ce2" office:value-type="float" office:value="39" calcext:value-type="float">
            <text:p>39</text:p>
          </table:table-cell>
          <table:table-cell table:style-name="ce20" office:value-type="string" calcext:value-type="string">
            <text:p>Time, physical, and emotional</text:p>
          </table:table-cell>
          <table:table-cell table:style-name="ce29" office:value-type="string" calcext:value-type="string">
            <text:p>Sitting</text:p>
          </table:table-cell>
          <table:table-cell table:style-name="ce29" office:value-type="string" calcext:value-type="string">
            <text:p>Healthy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string" calcext:value-type="string">
            <text:p>No</text:p>
          </table:table-cell>
          <table:table-cell table:style-name="ce40" office:value-type="string" calcext:value-type="string">
            <text:p>Normal cardiac complex</text:p>
          </table:table-cell>
          <table:table-cell table:style-name="ce53"/>
          <table:table-cell table:style-name="ce2" office:value-type="float" office:value="72" calcext:value-type="float">
            <text:p>72</text:p>
          </table:table-cell>
          <table:covered-table-cell table:style-name="ce72"/>
          <table:table-cell table:number-columns-repeated="100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6" calcext:value-type="float">
            <text:p>26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21" office:value-type="string" calcext:value-type="string" table:number-columns-spanned="1" table:number-rows-spanned="61">
            <text:p>CYBHi</text:p>
            <text:p>CI-A1-A2</text:p>
          </table:table-cell>
          <table:table-cell table:number-columns-repeated="100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1" calcext:value-type="float">
            <text:p>3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" calcext:value-type="float">
            <text:p>2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43" calcext:value-type="float">
            <text:p>43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" calcext:value-type="float">
            <text:p>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3" calcext:value-type="float">
            <text:p>33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" calcext:value-type="float">
            <text:p>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9" calcext:value-type="float">
            <text:p>2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" calcext:value-type="float">
            <text:p>5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3" calcext:value-type="float">
            <text:p>23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7" calcext:value-type="float">
            <text:p>7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8" calcext:value-type="float">
            <text:p>8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49" calcext:value-type="float">
            <text:p>4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0" calcext:value-type="float">
            <text:p>10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4" calcext:value-type="float">
            <text:p>3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1" calcext:value-type="float">
            <text:p>11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40" calcext:value-type="float">
            <text:p>4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2" calcext:value-type="float">
            <text:p>12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3" calcext:value-type="float">
            <text:p>33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3" calcext:value-type="float">
            <text:p>1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9" calcext:value-type="float">
            <text:p>2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4" calcext:value-type="float">
            <text:p>1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3" calcext:value-type="float">
            <text:p>23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, deep S-peak</text:p>
          </table:table-cell>
          <table:table-cell/>
          <table:table-cell table:style-name="ce3" office:value-type="float" office:value="15" calcext:value-type="float">
            <text:p>15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6" calcext:value-type="float">
            <text:p>16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7" calcext:value-type="float">
            <text:p>37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7" calcext:value-type="float">
            <text:p>17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2" calcext:value-type="float">
            <text:p>3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8" calcext:value-type="float">
            <text:p>18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3" calcext:value-type="float">
            <text:p>23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9" calcext:value-type="float">
            <text:p>19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4" calcext:value-type="float">
            <text:p>3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0" calcext:value-type="float">
            <text:p>20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7" calcext:value-type="float">
            <text:p>27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1" calcext:value-type="float">
            <text:p>21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8" calcext:value-type="float">
            <text:p>38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, deep S-peak</text:p>
          </table:table-cell>
          <table:table-cell/>
          <table:table-cell table:style-name="ce3" office:value-type="float" office:value="22" calcext:value-type="float">
            <text:p>22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6" calcext:value-type="float">
            <text:p>26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3" calcext:value-type="float">
            <text:p>2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5" calcext:value-type="float">
            <text:p>25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4" calcext:value-type="float">
            <text:p>2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55" calcext:value-type="float">
            <text:p>55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5" calcext:value-type="float">
            <text:p>25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4" calcext:value-type="float">
            <text:p>2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6" calcext:value-type="float">
            <text:p>26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56" calcext:value-type="float">
            <text:p>56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7" calcext:value-type="float">
            <text:p>27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49" calcext:value-type="float">
            <text:p>4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8" calcext:value-type="float">
            <text:p>28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3" calcext:value-type="float">
            <text:p>23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9" calcext:value-type="float">
            <text:p>29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1" calcext:value-type="float">
            <text:p>31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2" calcext:value-type="float">
            <text:p>32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3" calcext:value-type="float">
            <text:p>3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6" calcext:value-type="float">
            <text:p>26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4" calcext:value-type="float">
            <text:p>3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4" calcext:value-type="float">
            <text:p>2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5" calcext:value-type="float">
            <text:p>35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3" calcext:value-type="float">
            <text:p>23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6" calcext:value-type="float">
            <text:p>36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3" calcext:value-type="float">
            <text:p>33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7" calcext:value-type="float">
            <text:p>37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59" calcext:value-type="float">
            <text:p>5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8" calcext:value-type="float">
            <text:p>38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4" calcext:value-type="float">
            <text:p>2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39" calcext:value-type="float">
            <text:p>39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4" calcext:value-type="float">
            <text:p>2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0" calcext:value-type="float">
            <text:p>40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2" calcext:value-type="float">
            <text:p>3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1" calcext:value-type="float">
            <text:p>41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6" calcext:value-type="float">
            <text:p>26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2" calcext:value-type="float">
            <text:p>42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9" calcext:value-type="float">
            <text:p>2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3" calcext:value-type="float">
            <text:p>4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4" calcext:value-type="float">
            <text:p>4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4" calcext:value-type="float">
            <text:p>2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6" calcext:value-type="float">
            <text:p>46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4" calcext:value-type="float">
            <text:p>2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7" calcext:value-type="float">
            <text:p>47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8" calcext:value-type="float">
            <text:p>48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9" calcext:value-type="float">
            <text:p>49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0" calcext:value-type="float">
            <text:p>50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float" office:value="31" calcext:value-type="float">
            <text:p>3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Normal cardiac complex</text:p>
          </table:table-cell>
          <table:table-cell table:style-name="ce55"/>
          <table:table-cell table:style-name="ce13" office:value-type="float" office:value="51" calcext:value-type="float">
            <text:p>51</text:p>
          </table:table-cell>
          <table:covered-table-cell table:style-name="ce121"/>
          <table:table-cell table:style-name="ce68" table:number-columns-repeated="41"/>
          <table:table-cell table:number-columns-repeated="960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4" calcext:value-type="float">
            <text:p>3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2" calcext:value-type="float">
            <text:p>52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7" calcext:value-type="float">
            <text:p>27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3" calcext:value-type="float">
            <text:p>5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9" calcext:value-type="float">
            <text:p>3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, deep S-peak</text:p>
          </table:table-cell>
          <table:table-cell/>
          <table:table-cell table:style-name="ce3" office:value-type="float" office:value="54" calcext:value-type="float">
            <text:p>5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6" calcext:value-type="float">
            <text:p>36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5" calcext:value-type="float">
            <text:p>55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31" calcext:value-type="float">
            <text:p>3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6" calcext:value-type="float">
            <text:p>56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7" calcext:value-type="float">
            <text:p>57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9" calcext:value-type="float">
            <text:p>2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8" calcext:value-type="float">
            <text:p>58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48" calcext:value-type="float">
            <text:p>48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9" calcext:value-type="float">
            <text:p>59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9" calcext:value-type="float">
            <text:p>3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60" calcext:value-type="float">
            <text:p>60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44" calcext:value-type="float">
            <text:p>4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61" calcext:value-type="float">
            <text:p>61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8" calcext:value-type="float">
            <text:p>38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62" calcext:value-type="float">
            <text:p>62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6" calcext:value-type="float">
            <text:p>26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63" calcext:value-type="float">
            <text:p>6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4" calcext:value-type="float">
            <text:p>24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64" calcext:value-type="float">
            <text:p>6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9" calcext:value-type="float">
            <text:p>2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65" calcext:value-type="float">
            <text:p>65</text:p>
          </table:table-cell>
          <table:covered-table-cell table:style-name="ce121"/>
          <table:table-cell table:number-columns-repeated="1001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21" office:value-type="string" calcext:value-type="string" table:number-columns-spanned="1" table:number-rows-spanned="30">
            <text:p><text:span text:style-name="T6">CYBHi</text:span></text:p>
            <text:p><text:span text:style-name="T6">S1-S2</text:span></text:p>
          </table:table-cell>
          <table:table-cell table:number-columns-repeated="1001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, deep S-peak</text:p>
          </table:table-cell>
          <table:table-cell/>
          <table:table-cell table:style-name="ce3" office:value-type="float" office:value="3" calcext:value-type="float">
            <text:p>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4" calcext:value-type="float">
            <text:p>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" calcext:value-type="float">
            <text:p>1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5" calcext:value-type="float">
            <text:p>5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" calcext:value-type="float">
            <text:p>1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, deep S-peak</text:p>
          </table:table-cell>
          <table:table-cell/>
          <table:table-cell table:style-name="ce3" office:value-type="float" office:value="6" calcext:value-type="float">
            <text:p>6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" calcext:value-type="float">
            <text:p>1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7" calcext:value-type="float">
            <text:p>7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8" calcext:value-type="float">
            <text:p>8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1" calcext:value-type="float">
            <text:p>11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4" calcext:value-type="float">
            <text:p>1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5" calcext:value-type="float">
            <text:p>15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6" calcext:value-type="float">
            <text:p>16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7" calcext:value-type="float">
            <text:p>17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8" calcext:value-type="float">
            <text:p>18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8" calcext:value-type="float">
            <text:p>18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19" calcext:value-type="float">
            <text:p>19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" calcext:value-type="float">
            <text:p>1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0" calcext:value-type="float">
            <text:p>20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2" calcext:value-type="float">
            <text:p>22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3" calcext:value-type="float">
            <text:p>2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" calcext:value-type="float">
            <text:p>1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</text:p>
          </table:table-cell>
          <table:table-cell/>
          <table:table-cell table:style-name="ce3" office:value-type="float" office:value="24" calcext:value-type="float">
            <text:p>2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, broad T-wave</text:p>
          </table:table-cell>
          <table:table-cell/>
          <table:table-cell table:style-name="ce3" office:value-type="float" office:value="25" calcext:value-type="float">
            <text:p>25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19" calcext:value-type="float">
            <text:p>1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, deep S-peak</text:p>
          </table:table-cell>
          <table:table-cell/>
          <table:table-cell table:style-name="ce3" office:value-type="float" office:value="30" calcext:value-type="float">
            <text:p>30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19" calcext:value-type="float">
            <text:p>19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 </text:p>
          </table:table-cell>
          <table:table-cell/>
          <table:table-cell table:style-name="ce3" office:value-type="float" office:value="34" calcext:value-type="float">
            <text:p>34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 </text:p>
          </table:table-cell>
          <table:table-cell/>
          <table:table-cell table:style-name="ce3" office:value-type="float" office:value="35" calcext:value-type="float">
            <text:p>35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 </text:p>
          </table:table-cell>
          <table:table-cell/>
          <table:table-cell table:style-name="ce3" office:value-type="float" office:value="36" calcext:value-type="float">
            <text:p>36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 </text:p>
          </table:table-cell>
          <table:table-cell/>
          <table:table-cell table:style-name="ce3" office:value-type="float" office:value="43" calcext:value-type="float">
            <text:p>4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, deep S-peak</text:p>
          </table:table-cell>
          <table:table-cell/>
          <table:table-cell table:style-name="ce3" office:value-type="float" office:value="47" calcext:value-type="float">
            <text:p>47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 </text:p>
          </table:table-cell>
          <table:table-cell/>
          <table:table-cell table:style-name="ce3" office:value-type="float" office:value="50" calcext:value-type="float">
            <text:p>50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 </text:p>
          </table:table-cell>
          <table:table-cell/>
          <table:table-cell table:style-name="ce3" office:value-type="float" office:value="51" calcext:value-type="float">
            <text:p>51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, deep S-peak</text:p>
          </table:table-cell>
          <table:table-cell/>
          <table:table-cell table:style-name="ce3" office:value-type="float" office:value="59" calcext:value-type="float">
            <text:p>59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31" calcext:value-type="float">
            <text:p>3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 </text:p>
          </table:table-cell>
          <table:table-cell/>
          <table:table-cell table:style-name="ce3" office:value-type="float" office:value="61" calcext:value-type="float">
            <text:p>61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string" calcext:value-type="string">
            <text:p>Time and emotional</text:p>
          </table:table-cell>
          <table:table-cell table:style-name="ce30" office:value-type="string" calcext:value-type="string">
            <text:p>Sitting</text:p>
          </table:table-cell>
          <table:table-cell table:style-name="ce38" office:value-type="string" calcext:value-type="string">
            <text:p>Healthy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string" calcext:value-type="string">
            <text:p>No</text:p>
          </table:table-cell>
          <table:table-cell table:style-name="ce41" office:value-type="string" calcext:value-type="string">
            <text:p>Normal cardiac complex </text:p>
          </table:table-cell>
          <table:table-cell/>
          <table:table-cell table:style-name="ce3" office:value-type="float" office:value="63" calcext:value-type="float">
            <text:p>63</text:p>
          </table:table-cell>
          <table:covered-table-cell table:style-name="ce121"/>
          <table:table-cell table:number-columns-repeated="1001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7" calcext:value-type="float">
            <text:p>27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, deep S-peak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 table:number-columns-spanned="1" table:number-rows-spanned="25">
            <text:p>owndb</text:p>
          </table:table-cell>
          <table:table-cell table:number-columns-repeated="1001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27" calcext:value-type="float">
            <text:p>27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 </text:p>
          </table:table-cell>
          <table:table-cell/>
          <table:table-cell table:style-name="ce4" office:value-type="float" office:value="2" calcext:value-type="float">
            <text:p>2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7" calcext:value-type="float">
            <text:p>27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, deep S-peak</text:p>
          </table:table-cell>
          <table:table-cell/>
          <table:table-cell table:style-name="ce4" office:value-type="float" office:value="3" calcext:value-type="float">
            <text:p>3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8" calcext:value-type="float">
            <text:p>28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 </text:p>
          </table:table-cell>
          <table:table-cell/>
          <table:table-cell table:style-name="ce4" office:value-type="float" office:value="4" calcext:value-type="float">
            <text:p>4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34" calcext:value-type="float">
            <text:p>34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, deep S-peak</text:p>
          </table:table-cell>
          <table:table-cell/>
          <table:table-cell table:style-name="ce4" office:value-type="float" office:value="5" calcext:value-type="float">
            <text:p>5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8" calcext:value-type="float">
            <text:p>28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6" calcext:value-type="float">
            <text:p>6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58" calcext:value-type="float">
            <text:p>58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number-columns-repeated="3" table:style-name="ce31" office:value-type="float" office:value="66" calcext:value-type="float">
            <text:p>66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7" calcext:value-type="float">
            <text:p>7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62" calcext:value-type="float">
            <text:p>62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Prolonged PR interval, broad QRS complex </text:p>
          </table:table-cell>
          <table:table-cell/>
          <table:table-cell table:style-name="ce4" office:value-type="float" office:value="8" calcext:value-type="float">
            <text:p>8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35" calcext:value-type="float">
            <text:p>35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, deep S-peak</text:p>
          </table:table-cell>
          <table:table-cell/>
          <table:table-cell table:style-name="ce4" office:value-type="float" office:value="9" calcext:value-type="float">
            <text:p>9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4" calcext:value-type="float">
            <text:p>24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, broad T-wave</text:p>
          </table:table-cell>
          <table:table-cell/>
          <table:table-cell table:style-name="ce4" office:value-type="float" office:value="10" calcext:value-type="float">
            <text:p>10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4" calcext:value-type="float">
            <text:p>24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11" calcext:value-type="float">
            <text:p>11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24" calcext:value-type="float">
            <text:p>24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16" calcext:value-type="float">
            <text:p>16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5" calcext:value-type="float">
            <text:p>25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17" calcext:value-type="float">
            <text:p>17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24" calcext:value-type="float">
            <text:p>24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18" calcext:value-type="float">
            <text:p>18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7" calcext:value-type="float">
            <text:p>27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number-columns-repeated="3" table:style-name="ce31" office:value-type="float" office:value="78" calcext:value-type="float">
            <text:p>78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19" calcext:value-type="float">
            <text:p>19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25" calcext:value-type="float">
            <text:p>25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20" calcext:value-type="float">
            <text:p>20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26" calcext:value-type="float">
            <text:p>26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21" calcext:value-type="float">
            <text:p>21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5" calcext:value-type="float">
            <text:p>25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22" calcext:value-type="float">
            <text:p>22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23" calcext:value-type="float">
            <text:p>23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23" calcext:value-type="float">
            <text:p>23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3" calcext:value-type="float">
            <text:p>23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24" calcext:value-type="float">
            <text:p>24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5" calcext:value-type="float">
            <text:p>25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, deep S-peak</text:p>
          </table:table-cell>
          <table:table-cell/>
          <table:table-cell table:style-name="ce4" office:value-type="float" office:value="25" calcext:value-type="float">
            <text:p>25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5" calcext:value-type="float">
            <text:p>25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29" calcext:value-type="float">
            <text:p>29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4" calcext:value-type="float">
            <text:p>24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30" calcext:value-type="float">
            <text:p>30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31" calcext:value-type="float">
            <text:p>31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31" calcext:value-type="float">
            <text:p>31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24" calcext:value-type="float">
            <text:p>24</text:p>
          </table:table-cell>
          <table:table-cell table:style-name="ce22" office:value-type="string" calcext:value-type="string">
            <text:p>Physical and emotional</text:p>
          </table:table-cell>
          <table:table-cell table:style-name="ce31" office:value-type="string" calcext:value-type="string">
            <text:p>Sitting</text:p>
          </table:table-cell>
          <table:table-cell table:style-name="ce31" office:value-type="string" calcext:value-type="string">
            <text:p>Healthy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string" calcext:value-type="string">
            <text:p>No</text:p>
          </table:table-cell>
          <table:table-cell table:style-name="ce43" office:value-type="string" calcext:value-type="string">
            <text:p>Normal cardiac complex</text:p>
          </table:table-cell>
          <table:table-cell/>
          <table:table-cell table:style-name="ce4" office:value-type="float" office:value="32" calcext:value-type="float">
            <text:p>32</text:p>
          </table:table-cell>
          <table:covered-table-cell table:style-name="ce14"/>
          <table:table-cell table:number-columns-repeated="1001"/>
        </table:table-row>
        <table:table-row table:style-name="ro2">
          <table:table-cell table:style-name="ce5" office:value-type="float" office:value="137" calcext:value-type="float">
            <text:p>137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30" calcext:value-type="float">
            <text:p>30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22" office:value-type="string" calcext:value-type="string" table:number-columns-spanned="1" table:number-rows-spanned="20">
            <text:p>cebsdb</text:p>
          </table:table-cell>
          <table:table-cell table:number-columns-repeated="1001"/>
        </table:table-row>
        <table:table-row table:style-name="ro2">
          <table:table-cell table:style-name="ce5" office:value-type="float" office:value="138" calcext:value-type="float">
            <text:p>138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28" calcext:value-type="float">
            <text:p>28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2" calcext:value-type="float">
            <text:p>2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25" calcext:value-type="float">
            <text:p>25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3" calcext:value-type="float">
            <text:p>3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0" calcext:value-type="float">
            <text:p>140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23" calcext:value-type="float">
            <text:p>23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4" calcext:value-type="float">
            <text:p>4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1" calcext:value-type="float">
            <text:p>141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22" calcext:value-type="float">
            <text:p>22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number-columns-repeated="3"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5" calcext:value-type="float">
            <text:p>5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23" calcext:value-type="float">
            <text:p>23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6" calcext:value-type="float">
            <text:p>6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3" calcext:value-type="float">
            <text:p>143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30" calcext:value-type="float">
            <text:p>30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7" calcext:value-type="float">
            <text:p>7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19" calcext:value-type="float">
            <text:p>19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8" calcext:value-type="float">
            <text:p>8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5" calcext:value-type="float">
            <text:p>145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24" calcext:value-type="float">
            <text:p>24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9" calcext:value-type="float">
            <text:p>9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26" calcext:value-type="float">
            <text:p>26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number-columns-repeated="3"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0" calcext:value-type="float">
            <text:p>10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7" calcext:value-type="float">
            <text:p>147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22" calcext:value-type="float">
            <text:p>22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1" calcext:value-type="float">
            <text:p>11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20" calcext:value-type="float">
            <text:p>20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2" calcext:value-type="float">
            <text:p>12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27" calcext:value-type="float">
            <text:p>27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3" calcext:value-type="float">
            <text:p>13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26" calcext:value-type="float">
            <text:p>26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4" calcext:value-type="float">
            <text:p>14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26" calcext:value-type="float">
            <text:p>26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, deep S-peak</text:p>
          </table:table-cell>
          <table:table-cell/>
          <table:table-cell table:style-name="ce15" office:value-type="float" office:value="15" calcext:value-type="float">
            <text:p>15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52" calcext:value-type="float">
            <text:p>152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22" calcext:value-type="float">
            <text:p>22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6" calcext:value-type="float">
            <text:p>16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53" calcext:value-type="float">
            <text:p>153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22" calcext:value-type="float">
            <text:p>22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7" calcext:value-type="float">
            <text:p>17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21" calcext:value-type="float">
            <text:p>21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8" calcext:value-type="float">
            <text:p>18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26" calcext:value-type="float">
            <text:p>26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Yes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19" calcext:value-type="float">
            <text:p>19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26" calcext:value-type="float">
            <text:p>26</text:p>
          </table:table-cell>
          <table:table-cell table:style-name="ce23" office:value-type="string" calcext:value-type="string">
            <text:p>Time and emotional</text:p>
          </table:table-cell>
          <table:table-cell table:style-name="ce32" office:value-type="string" calcext:value-type="string">
            <text:p>Supine</text:p>
          </table:table-cell>
          <table:table-cell table:style-name="ce32" office:value-type="string" calcext:value-type="string">
            <text:p>Healthy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Normal cardiac complex</text:p>
          </table:table-cell>
          <table:table-cell/>
          <table:table-cell table:style-name="ce15" office:value-type="float" office:value="20" calcext:value-type="float">
            <text:p>20</text:p>
          </table:table-cell>
          <table:covered-table-cell table:style-name="ce122"/>
          <table:table-cell table:number-columns-repeated="1001"/>
        </table:table-row>
        <table:table-row table:style-name="ro2">
          <table:table-cell table:style-name="ce6" office:value-type="float" office:value="157" calcext:value-type="float">
            <text:p>157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01" calcext:value-type="float">
            <text:p>1001</text:p>
          </table:table-cell>
          <table:table-cell table:style-name="ce62" office:value-type="string" calcext:value-type="string" table:number-columns-spanned="1" table:number-rows-spanned="60">
            <text:p>ecgcipa</text:p>
          </table:table-cell>
          <table:table-cell table:number-columns-repeated="1001"/>
        </table:table-row>
        <table:table-row table:style-name="ro2">
          <table:table-cell table:style-name="ce6" office:value-type="float" office:value="158" calcext:value-type="float">
            <text:p>158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QT prolongation due to lopinavir+ritonavir</text:p>
          </table:table-cell>
          <table:table-cell/>
          <table:table-cell table:style-name="ce16" office:value-type="float" office:value="1002" calcext:value-type="float">
            <text:p>1002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59" calcext:value-type="float">
            <text:p>159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deep S-peak</text:p>
          </table:table-cell>
          <table:table-cell/>
          <table:table-cell table:style-name="ce16" office:value-type="float" office:value="1003" calcext:value-type="float">
            <text:p>1003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0" calcext:value-type="float">
            <text:p>160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04" calcext:value-type="float">
            <text:p>1004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1" calcext:value-type="float">
            <text:p>161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05" calcext:value-type="float">
            <text:p>1005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2" calcext:value-type="float">
            <text:p>162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06" calcext:value-type="float">
            <text:p>1006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3" calcext:value-type="float">
            <text:p>163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deep S-peak</text:p>
          </table:table-cell>
          <table:table-cell/>
          <table:table-cell table:style-name="ce16" office:value-type="float" office:value="1007" calcext:value-type="float">
            <text:p>1007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4" calcext:value-type="float">
            <text:p>164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QT prolongation due to ranolazine</text:p>
          </table:table-cell>
          <table:table-cell/>
          <table:table-cell table:style-name="ce16" office:value-type="float" office:value="1008" calcext:value-type="float">
            <text:p>1008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5" calcext:value-type="float">
            <text:p>165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09" calcext:value-type="float">
            <text:p>1009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6" calcext:value-type="float">
            <text:p>166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0" calcext:value-type="float">
            <text:p>1010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7" calcext:value-type="float">
            <text:p>16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1" calcext:value-type="float">
            <text:p>1011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8" calcext:value-type="float">
            <text:p>168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2" calcext:value-type="float">
            <text:p>1012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69" calcext:value-type="float">
            <text:p>169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3" calcext:value-type="float">
            <text:p>1013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70" calcext:value-type="float">
            <text:p>170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4" calcext:value-type="float">
            <text:p>1014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71" calcext:value-type="float">
            <text:p>171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5" calcext:value-type="float">
            <text:p>1015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72" calcext:value-type="float">
            <text:p>172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6" calcext:value-type="float">
            <text:p>1016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73" calcext:value-type="float">
            <text:p>17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7" calcext:value-type="float">
            <text:p>1017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74" calcext:value-type="float">
            <text:p>174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8" calcext:value-type="float">
            <text:p>1018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75" calcext:value-type="float">
            <text:p>175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19" calcext:value-type="float">
            <text:p>1019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76" calcext:value-type="float">
            <text:p>176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Broad QRS complex, elevated ST segment</text:p>
          </table:table-cell>
          <table:table-cell/>
          <table:table-cell table:style-name="ce16" office:value-type="float" office:value="1020" calcext:value-type="float">
            <text:p>1020</text:p>
          </table:table-cell>
          <table:covered-table-cell table:style-name="ce16"/>
          <table:table-cell table:style-name="ce67" table:number-columns-repeated="1001"/>
        </table:table-row>
        <table:table-row table:style-name="ro2">
          <table:table-cell table:style-name="ce6" office:value-type="float" office:value="177" calcext:value-type="float">
            <text:p>177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21" calcext:value-type="float">
            <text:p>1021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78" calcext:value-type="float">
            <text:p>178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22" calcext:value-type="float">
            <text:p>1022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79" calcext:value-type="float">
            <text:p>179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23" calcext:value-type="float">
            <text:p>1023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0" calcext:value-type="float">
            <text:p>180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24" calcext:value-type="float">
            <text:p>1024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1" calcext:value-type="float">
            <text:p>181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25" calcext:value-type="float">
            <text:p>1025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2" calcext:value-type="float">
            <text:p>182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26" calcext:value-type="float">
            <text:p>1026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3" calcext:value-type="float">
            <text:p>183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<text:span text:style-name="T2">QT prolongation due to</text:span> chloroquine</text:p>
          </table:table-cell>
          <table:table-cell/>
          <table:table-cell table:style-name="ce16" office:value-type="float" office:value="1027" calcext:value-type="float">
            <text:p>1027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4" calcext:value-type="float">
            <text:p>184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28" calcext:value-type="float">
            <text:p>1028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5" calcext:value-type="float">
            <text:p>185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29" calcext:value-type="float">
            <text:p>1029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6" calcext:value-type="float">
            <text:p>186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deep S-peak</text:p>
          </table:table-cell>
          <table:table-cell/>
          <table:table-cell table:style-name="ce16" office:value-type="float" office:value="1030" calcext:value-type="float">
            <text:p>1030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7" calcext:value-type="float">
            <text:p>187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31" calcext:value-type="float">
            <text:p>1031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8" calcext:value-type="float">
            <text:p>188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32" calcext:value-type="float">
            <text:p>1032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89" calcext:value-type="float">
            <text:p>189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deep S-peak</text:p>
          </table:table-cell>
          <table:table-cell/>
          <table:table-cell table:style-name="ce16" office:value-type="float" office:value="1033" calcext:value-type="float">
            <text:p>1033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0" calcext:value-type="float">
            <text:p>190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34" calcext:value-type="float">
            <text:p>1034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1" calcext:value-type="float">
            <text:p>191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35" calcext:value-type="float">
            <text:p>1035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2" calcext:value-type="float">
            <text:p>192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elevated ST segment</text:p>
          </table:table-cell>
          <table:table-cell/>
          <table:table-cell table:style-name="ce16" office:value-type="float" office:value="1036" calcext:value-type="float">
            <text:p>1036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3" calcext:value-type="float">
            <text:p>193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37" calcext:value-type="float">
            <text:p>1037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4" calcext:value-type="float">
            <text:p>194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deep S-peak</text:p>
          </table:table-cell>
          <table:table-cell/>
          <table:table-cell table:style-name="ce16" office:value-type="float" office:value="1038" calcext:value-type="float">
            <text:p>1038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5" calcext:value-type="float">
            <text:p>195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39" calcext:value-type="float">
            <text:p>1039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6" calcext:value-type="float">
            <text:p>196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QT prolongation due to verapamil</text:p>
          </table:table-cell>
          <table:table-cell/>
          <table:table-cell table:style-name="ce16" office:value-type="float" office:value="1040" calcext:value-type="float">
            <text:p>1040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7" calcext:value-type="float">
            <text:p>19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41" calcext:value-type="float">
            <text:p>1041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8" calcext:value-type="float">
            <text:p>198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42" calcext:value-type="float">
            <text:p>1042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199" calcext:value-type="float">
            <text:p>199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43" calcext:value-type="float">
            <text:p>1043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0" calcext:value-type="float">
            <text:p>200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44" calcext:value-type="float">
            <text:p>1044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1" calcext:value-type="float">
            <text:p>201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45" calcext:value-type="float">
            <text:p>1045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2" calcext:value-type="float">
            <text:p>202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deep S-peak</text:p>
          </table:table-cell>
          <table:table-cell/>
          <table:table-cell table:style-name="ce16" office:value-type="float" office:value="1046" calcext:value-type="float">
            <text:p>1046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3" calcext:value-type="float">
            <text:p>20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47" calcext:value-type="float">
            <text:p>1047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4" calcext:value-type="float">
            <text:p>204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48" calcext:value-type="float">
            <text:p>1048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5" calcext:value-type="float">
            <text:p>205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49" calcext:value-type="float">
            <text:p>1049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6" calcext:value-type="float">
            <text:p>206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1050" calcext:value-type="float">
            <text:p>1050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7" calcext:value-type="float">
            <text:p>207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deep S-peak</text:p>
          </table:table-cell>
          <table:table-cell/>
          <table:table-cell table:style-name="ce16" office:value-type="float" office:value="2001" calcext:value-type="float">
            <text:p>2001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8" calcext:value-type="float">
            <text:p>208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2002" calcext:value-type="float">
            <text:p>2002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09" calcext:value-type="float">
            <text:p>209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QT prolongation due to diltiazem+dofetilide</text:p>
          </table:table-cell>
          <table:table-cell/>
          <table:table-cell table:style-name="ce16" office:value-type="float" office:value="2003" calcext:value-type="float">
            <text:p>2003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10" calcext:value-type="float">
            <text:p>210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2004" calcext:value-type="float">
            <text:p>2004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11" calcext:value-type="float">
            <text:p>211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deep S-peak</text:p>
          </table:table-cell>
          <table:table-cell/>
          <table:table-cell table:style-name="ce16" office:value-type="float" office:value="2005" calcext:value-type="float">
            <text:p>2005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12" calcext:value-type="float">
            <text:p>212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, deep S-peak</text:p>
          </table:table-cell>
          <table:table-cell/>
          <table:table-cell table:style-name="ce16" office:value-type="float" office:value="2006" calcext:value-type="float">
            <text:p>2006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13" calcext:value-type="float">
            <text:p>21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2007" calcext:value-type="float">
            <text:p>2007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14" calcext:value-type="float">
            <text:p>214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2008" calcext:value-type="float">
            <text:p>2008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15" calcext:value-type="float">
            <text:p>215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2009" calcext:value-type="float">
            <text:p>2009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6" office:value-type="float" office:value="216" calcext:value-type="float">
            <text:p>216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Time and drugs</text:p>
          </table:table-cell>
          <table:table-cell table:style-name="ce33" office:value-type="string" calcext:value-type="string">
            <text:p>Supine</text:p>
          </table:table-cell>
          <table:table-cell table:style-name="ce33" office:value-type="string" calcext:value-type="string">
            <text:p>Healthy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No</text:p>
          </table:table-cell>
          <table:table-cell table:style-name="ce45" office:value-type="string" calcext:value-type="string">
            <text:p>Normal cardiac complex</text:p>
          </table:table-cell>
          <table:table-cell/>
          <table:table-cell table:style-name="ce16" office:value-type="float" office:value="2010" calcext:value-type="float">
            <text:p>2010</text:p>
          </table:table-cell>
          <table:covered-table-cell table:style-name="ce16"/>
          <table:table-cell table:number-columns-repeated="1001"/>
        </table:table-row>
        <table:table-row table:style-name="ro2">
          <table:table-cell table:style-name="ce7" office:value-type="float" office:value="217" calcext:value-type="float">
            <text:p>21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2" calcext:value-type="float">
            <text:p>5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24" office:value-type="string" calcext:value-type="string" table:number-columns-spanned="1" table:number-rows-spanned="102">
            <text:p>staffiii</text:p>
          </table:table-cell>
          <table:table-cell table:number-columns-repeated="1001"/>
        </table:table-row>
        <table:table-row table:style-name="ro2">
          <table:table-cell table:style-name="ce7" office:value-type="float" office:value="218" calcext:value-type="float">
            <text:p>218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7" calcext:value-type="float">
            <text:p>7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" calcext:value-type="float">
            <text:p>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19" calcext:value-type="float">
            <text:p>219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7" calcext:value-type="float">
            <text:p>7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" calcext:value-type="float">
            <text:p>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0" calcext:value-type="float">
            <text:p>220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5" calcext:value-type="float">
            <text:p>45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4" calcext:value-type="float">
            <text:p>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1" calcext:value-type="float">
            <text:p>22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2" calcext:value-type="float">
            <text:p>7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" calcext:value-type="float">
            <text:p>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2" calcext:value-type="float">
            <text:p>222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5" calcext:value-type="float">
            <text:p>75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6" calcext:value-type="float">
            <text:p>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3" calcext:value-type="float">
            <text:p>223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6" calcext:value-type="float">
            <text:p>66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" calcext:value-type="float">
            <text:p>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4" calcext:value-type="float">
            <text:p>224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5" calcext:value-type="float">
            <text:p>45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" calcext:value-type="float">
            <text:p>8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5" calcext:value-type="float">
            <text:p>22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6" calcext:value-type="float">
            <text:p>46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9" calcext:value-type="float">
            <text:p>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6" calcext:value-type="float">
            <text:p>226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4" calcext:value-type="float">
            <text:p>54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number-columns-repeated="3"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0" calcext:value-type="float">
            <text:p>1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7" calcext:value-type="float">
            <text:p>227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1" calcext:value-type="float">
            <text:p>1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8" calcext:value-type="float">
            <text:p>228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2" calcext:value-type="float">
            <text:p>1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29" calcext:value-type="float">
            <text:p>229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8" calcext:value-type="float">
            <text:p>7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3" calcext:value-type="float">
            <text:p>1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0" calcext:value-type="float">
            <text:p>230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7" calcext:value-type="float">
            <text:p>4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6" calcext:value-type="float">
            <text:p>1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1" calcext:value-type="float">
            <text:p>23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7" calcext:value-type="float">
            <text:p>5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7" calcext:value-type="float">
            <text:p>1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2" calcext:value-type="float">
            <text:p>232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7" calcext:value-type="float">
            <text:p>7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8" calcext:value-type="float">
            <text:p>18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3" calcext:value-type="float">
            <text:p>233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9" calcext:value-type="float">
            <text:p>1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4" calcext:value-type="float">
            <text:p>234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2" calcext:value-type="float">
            <text:p>5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0" calcext:value-type="float">
            <text:p>2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5" calcext:value-type="float">
            <text:p>235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1" calcext:value-type="float">
            <text:p>2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6" calcext:value-type="float">
            <text:p>236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5" calcext:value-type="float">
            <text:p>65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2" calcext:value-type="float">
            <text:p>2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7" calcext:value-type="float">
            <text:p>23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6" calcext:value-type="float">
            <text:p>56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3" calcext:value-type="float">
            <text:p>2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8" calcext:value-type="float">
            <text:p>238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3" calcext:value-type="float">
            <text:p>5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4" calcext:value-type="float">
            <text:p>2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39" calcext:value-type="float">
            <text:p>239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4" calcext:value-type="float">
            <text:p>74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5" calcext:value-type="float">
            <text:p>2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8" calcext:value-type="float">
            <text:p>4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6" calcext:value-type="float">
            <text:p>2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1" calcext:value-type="float">
            <text:p>24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6" calcext:value-type="float">
            <text:p>66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7" calcext:value-type="float">
            <text:p>2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2" calcext:value-type="float">
            <text:p>242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5" calcext:value-type="float">
            <text:p>55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29" calcext:value-type="float">
            <text:p>2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3" calcext:value-type="float">
            <text:p>243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3" calcext:value-type="float">
            <text:p>6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0" calcext:value-type="float">
            <text:p>3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4" calcext:value-type="float">
            <text:p>244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2" calcext:value-type="float">
            <text:p>7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1" calcext:value-type="float">
            <text:p>3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5" calcext:value-type="float">
            <text:p>245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1" calcext:value-type="float">
            <text:p>51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2" calcext:value-type="float">
            <text:p>3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6" calcext:value-type="float">
            <text:p>246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6" calcext:value-type="float">
            <text:p>56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3" calcext:value-type="float">
            <text:p>3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7" calcext:value-type="float">
            <text:p>24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4" calcext:value-type="float">
            <text:p>54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4" calcext:value-type="float">
            <text:p>3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8" calcext:value-type="float">
            <text:p>248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5" calcext:value-type="float">
            <text:p>3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49" calcext:value-type="float">
            <text:p>249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8" calcext:value-type="float">
            <text:p>5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6" calcext:value-type="float">
            <text:p>3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0" calcext:value-type="float">
            <text:p>250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7" calcext:value-type="float">
            <text:p>7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7" calcext:value-type="float">
            <text:p>3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1" calcext:value-type="float">
            <text:p>25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8" calcext:value-type="float">
            <text:p>38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2" calcext:value-type="float">
            <text:p>252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8" calcext:value-type="float">
            <text:p>4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39" calcext:value-type="float">
            <text:p>3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3" calcext:value-type="float">
            <text:p>253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9" calcext:value-type="float">
            <text:p>49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40" calcext:value-type="float">
            <text:p>4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4" calcext:value-type="float">
            <text:p>254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41" calcext:value-type="float">
            <text:p>4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5" calcext:value-type="float">
            <text:p>25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3" calcext:value-type="float">
            <text:p>5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, broad T-wave</text:p>
          </table:table-cell>
          <table:table-cell/>
          <table:table-cell table:style-name="ce17" office:value-type="float" office:value="42" calcext:value-type="float">
            <text:p>4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5" calcext:value-type="float">
            <text:p>55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Broad QRS complex, prolonged QT interval</text:p>
          </table:table-cell>
          <table:table-cell/>
          <table:table-cell table:style-name="ce17" office:value-type="float" office:value="43" calcext:value-type="float">
            <text:p>4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7" calcext:value-type="float">
            <text:p>257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44" calcext:value-type="float">
            <text:p>4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8" calcext:value-type="float">
            <text:p>258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45" calcext:value-type="float">
            <text:p>4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59" calcext:value-type="float">
            <text:p>259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0" calcext:value-type="float">
            <text:p>7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number-columns-repeated="3"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46" calcext:value-type="float">
            <text:p>4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0" calcext:value-type="float">
            <text:p>260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3" calcext:value-type="float">
            <text:p>4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47" calcext:value-type="float">
            <text:p>4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1" calcext:value-type="float">
            <text:p>26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8" calcext:value-type="float">
            <text:p>4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48" calcext:value-type="float">
            <text:p>48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2" calcext:value-type="float">
            <text:p>262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1" calcext:value-type="float">
            <text:p>51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49" calcext:value-type="float">
            <text:p>4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3" calcext:value-type="float">
            <text:p>263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8" calcext:value-type="float">
            <text:p>4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number-columns-repeated="3"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0" calcext:value-type="float">
            <text:p>5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4" calcext:value-type="float">
            <text:p>264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1" calcext:value-type="float">
            <text:p>5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5" calcext:value-type="float">
            <text:p>265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9" calcext:value-type="float">
            <text:p>59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2" calcext:value-type="float">
            <text:p>5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6" calcext:value-type="float">
            <text:p>266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8" calcext:value-type="float">
            <text:p>6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3" calcext:value-type="float">
            <text:p>5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7" calcext:value-type="float">
            <text:p>267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1" calcext:value-type="float">
            <text:p>51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4" calcext:value-type="float">
            <text:p>5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8" calcext:value-type="float">
            <text:p>268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3" calcext:value-type="float">
            <text:p>6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5" calcext:value-type="float">
            <text:p>5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69" calcext:value-type="float">
            <text:p>269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6" calcext:value-type="float">
            <text:p>5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0" calcext:value-type="float">
            <text:p>270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3" calcext:value-type="float">
            <text:p>7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7" calcext:value-type="float">
            <text:p>5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1" calcext:value-type="float">
            <text:p>27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8" calcext:value-type="float">
            <text:p>5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8" calcext:value-type="float">
            <text:p>58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2" calcext:value-type="float">
            <text:p>272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9" calcext:value-type="float">
            <text:p>59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number-columns-repeated="3"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59" calcext:value-type="float">
            <text:p>5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3" calcext:value-type="float">
            <text:p>273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8" calcext:value-type="float">
            <text:p>5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60" calcext:value-type="float">
            <text:p>6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4" calcext:value-type="float">
            <text:p>274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0" calcext:value-type="float">
            <text:p>7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61" calcext:value-type="float">
            <text:p>6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5" calcext:value-type="float">
            <text:p>275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1" calcext:value-type="float">
            <text:p>71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62" calcext:value-type="float">
            <text:p>6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6" calcext:value-type="float">
            <text:p>276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5" calcext:value-type="float">
            <text:p>65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Broad QRS complex, prolonged QT interval</text:p>
          </table:table-cell>
          <table:table-cell/>
          <table:table-cell table:style-name="ce17" office:value-type="float" office:value="63" calcext:value-type="float">
            <text:p>6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7" calcext:value-type="float">
            <text:p>27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1" calcext:value-type="float">
            <text:p>51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64" calcext:value-type="float">
            <text:p>6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8" calcext:value-type="float">
            <text:p>278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8" calcext:value-type="float">
            <text:p>5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65" calcext:value-type="float">
            <text:p>6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79" calcext:value-type="float">
            <text:p>279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3" calcext:value-type="float">
            <text:p>5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66" calcext:value-type="float">
            <text:p>6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0" calcext:value-type="float">
            <text:p>280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3" calcext:value-type="float">
            <text:p>6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68" calcext:value-type="float">
            <text:p>68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1" calcext:value-type="float">
            <text:p>28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8" calcext:value-type="float">
            <text:p>7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69" calcext:value-type="float">
            <text:p>6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2" calcext:value-type="float">
            <text:p>282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0" calcext:value-type="float">
            <text:p>7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0" calcext:value-type="float">
            <text:p>7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3" calcext:value-type="float">
            <text:p>283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4" calcext:value-type="float">
            <text:p>44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1" calcext:value-type="float">
            <text:p>7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4" calcext:value-type="float">
            <text:p>284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3" calcext:value-type="float">
            <text:p>6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2" calcext:value-type="float">
            <text:p>7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5" calcext:value-type="float">
            <text:p>285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3" calcext:value-type="float">
            <text:p>6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number-columns-repeated="3"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3" calcext:value-type="float">
            <text:p>7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6" calcext:value-type="float">
            <text:p>286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6" calcext:value-type="float">
            <text:p>56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4" calcext:value-type="float">
            <text:p>7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7" calcext:value-type="float">
            <text:p>28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0" calcext:value-type="float">
            <text:p>7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5" calcext:value-type="float">
            <text:p>7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8" calcext:value-type="float">
            <text:p>288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85" calcext:value-type="float">
            <text:p>85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6" calcext:value-type="float">
            <text:p>7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1" calcext:value-type="float">
            <text:p>61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7" calcext:value-type="float">
            <text:p>7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0" calcext:value-type="float">
            <text:p>290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7" calcext:value-type="float">
            <text:p>7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79" calcext:value-type="float">
            <text:p>7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9" calcext:value-type="float">
            <text:p>59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0" calcext:value-type="float">
            <text:p>8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2" calcext:value-type="float">
            <text:p>292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2" calcext:value-type="float">
            <text:p>7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1" calcext:value-type="float">
            <text:p>8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0" calcext:value-type="float">
            <text:p>8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2" calcext:value-type="float">
            <text:p>8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4" calcext:value-type="float">
            <text:p>294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2" calcext:value-type="float">
            <text:p>5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3" calcext:value-type="float">
            <text:p>8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5" calcext:value-type="float">
            <text:p>295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2" calcext:value-type="float">
            <text:p>7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Prolonged PR interval, broad QRS complex </text:p>
          </table:table-cell>
          <table:table-cell/>
          <table:table-cell table:style-name="ce17" office:value-type="float" office:value="84" calcext:value-type="float">
            <text:p>8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6" calcext:value-type="float">
            <text:p>296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1" calcext:value-type="float">
            <text:p>61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5" calcext:value-type="float">
            <text:p>8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7" calcext:value-type="float">
            <text:p>29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6" calcext:value-type="float">
            <text:p>46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6" calcext:value-type="float">
            <text:p>8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8" calcext:value-type="float">
            <text:p>298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4" calcext:value-type="float">
            <text:p>54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7" calcext:value-type="float">
            <text:p>8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299" calcext:value-type="float">
            <text:p>299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0" calcext:value-type="float">
            <text:p>4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8" calcext:value-type="float">
            <text:p>88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0" calcext:value-type="float">
            <text:p>300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7" calcext:value-type="float">
            <text:p>5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89" calcext:value-type="float">
            <text:p>8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1" calcext:value-type="float">
            <text:p>30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90" calcext:value-type="float">
            <text:p>9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2" calcext:value-type="float">
            <text:p>302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39" calcext:value-type="float">
            <text:p>39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91" calcext:value-type="float">
            <text:p>9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3" calcext:value-type="float">
            <text:p>303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6" calcext:value-type="float">
            <text:p>56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92" calcext:value-type="float">
            <text:p>9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4" calcext:value-type="float">
            <text:p>304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8" calcext:value-type="float">
            <text:p>68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egative T-wave, broad QRS complex</text:p>
          </table:table-cell>
          <table:table-cell/>
          <table:table-cell table:style-name="ce17" office:value-type="float" office:value="93" calcext:value-type="float">
            <text:p>93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5" calcext:value-type="float">
            <text:p>30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1" calcext:value-type="float">
            <text:p>61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94" calcext:value-type="float">
            <text:p>9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6" calcext:value-type="float">
            <text:p>306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9" calcext:value-type="float">
            <text:p>69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number-columns-repeated="3" table:style-name="ce34" office:value-type="float" office:value="48" calcext:value-type="float">
            <text:p>4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95" calcext:value-type="float">
            <text:p>9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7" calcext:value-type="float">
            <text:p>307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6" calcext:value-type="float">
            <text:p>76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96" calcext:value-type="float">
            <text:p>9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8" calcext:value-type="float">
            <text:p>308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7" calcext:value-type="float">
            <text:p>57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, deep S-peak</text:p>
          </table:table-cell>
          <table:table-cell/>
          <table:table-cell table:style-name="ce17" office:value-type="float" office:value="97" calcext:value-type="float">
            <text:p>9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09" calcext:value-type="float">
            <text:p>309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3" calcext:value-type="float">
            <text:p>5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98" calcext:value-type="float">
            <text:p>98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10" calcext:value-type="float">
            <text:p>310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99" calcext:value-type="float">
            <text:p>99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11" calcext:value-type="float">
            <text:p>31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5" calcext:value-type="float">
            <text:p>75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Broad QRS complex</text:p>
          </table:table-cell>
          <table:table-cell/>
          <table:table-cell table:style-name="ce17" office:value-type="float" office:value="100" calcext:value-type="float">
            <text:p>100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12" calcext:value-type="float">
            <text:p>312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3" calcext:value-type="float">
            <text:p>6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01" calcext:value-type="float">
            <text:p>101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13" calcext:value-type="float">
            <text:p>313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3" calcext:value-type="float">
            <text:p>6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02" calcext:value-type="float">
            <text:p>102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14" calcext:value-type="float">
            <text:p>314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4" calcext:value-type="float">
            <text:p>74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04" calcext:value-type="float">
            <text:p>104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15" calcext:value-type="float">
            <text:p>315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32" calcext:value-type="float">
            <text:p>32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05" calcext:value-type="float">
            <text:p>105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16" calcext:value-type="float">
            <text:p>316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0" calcext:value-type="float">
            <text:p>70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 table:style-name="ce56"/>
          <table:table-cell table:style-name="ce17" office:value-type="float" office:value="106" calcext:value-type="float">
            <text:p>106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17" calcext:value-type="float">
            <text:p>31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3" calcext:value-type="float">
            <text:p>53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07" calcext:value-type="float">
            <text:p>107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7" office:value-type="float" office:value="318" calcext:value-type="float">
            <text:p>318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9" calcext:value-type="float">
            <text:p>49</text:p>
          </table:table-cell>
          <table:table-cell table:style-name="ce25" office:value-type="string" calcext:value-type="string">
            <text:p>Time and medical procedures</text:p>
          </table:table-cell>
          <table:table-cell table:style-name="ce34" office:value-type="string" calcext:value-type="string">
            <text:p>Supine</text:p>
          </table:table-cell>
          <table:table-cell table:style-name="ce34" office:value-type="string" calcext:value-type="string">
            <text:p>Myocardial ischemia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string" calcext:value-type="string">
            <text:p>No</text:p>
          </table:table-cell>
          <table:table-cell table:style-name="ce46" office:value-type="string" calcext:value-type="string">
            <text:p>Normal cardiac complex</text:p>
          </table:table-cell>
          <table:table-cell/>
          <table:table-cell table:style-name="ce17" office:value-type="float" office:value="108" calcext:value-type="float">
            <text:p>108</text:p>
          </table:table-cell>
          <table:covered-table-cell table:style-name="ce124"/>
          <table:table-cell table:number-columns-repeated="1001"/>
        </table:table-row>
        <table:table-row table:style-name="ro2">
          <table:table-cell table:style-name="ce8" office:value-type="float" office:value="319" calcext:value-type="float">
            <text:p>319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81" calcext:value-type="float">
            <text:p>8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222">
            <text:p>ptbdb</text:p>
          </table:table-cell>
          <table:table-cell table:number-columns-repeated="1001"/>
        </table:table-row>
        <table:table-row table:style-name="ro2">
          <table:table-cell table:style-name="ce8" office:value-type="float" office:value="320" calcext:value-type="float">
            <text:p>32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8" calcext:value-type="float">
            <text:p>5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2" calcext:value-type="float">
            <text:p>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21" calcext:value-type="float">
            <text:p>32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number-columns-repeated="3"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3" calcext:value-type="float">
            <text:p>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22" calcext:value-type="float">
            <text:p>32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9" calcext:value-type="float">
            <text:p>6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" calcext:value-type="float">
            <text:p>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23" calcext:value-type="float">
            <text:p>32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4" calcext:value-type="float">
            <text:p>7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5" calcext:value-type="float">
            <text:p>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24" calcext:value-type="float">
            <text:p>324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6" calcext:value-type="float">
            <text:p>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25" calcext:value-type="float">
            <text:p>32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0" calcext:value-type="float">
            <text:p>7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7" calcext:value-type="float">
            <text:p>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26" calcext:value-type="float">
            <text:p>32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0" calcext:value-type="float">
            <text:p>6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8" calcext:value-type="float">
            <text:p>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27" calcext:value-type="float">
            <text:p>327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1" calcext:value-type="float">
            <text:p>1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28" calcext:value-type="float">
            <text:p>32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7" calcext:value-type="float">
            <text:p>6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2" calcext:value-type="float">
            <text:p>1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29" calcext:value-type="float">
            <text:p>329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1" calcext:value-type="float">
            <text:p>7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3" calcext:value-type="float">
            <text:p>1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0" calcext:value-type="float">
            <text:p>33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5" calcext:value-type="float">
            <text:p>7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4" calcext:value-type="float">
            <text:p>1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1" calcext:value-type="float">
            <text:p>331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5" calcext:value-type="float">
            <text:p>1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2" calcext:value-type="float">
            <text:p>33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6" calcext:value-type="float">
            <text:p>1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3" calcext:value-type="float">
            <text:p>33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0" calcext:value-type="float">
            <text:p>6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7" calcext:value-type="float">
            <text:p>1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4" calcext:value-type="float">
            <text:p>33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8" calcext:value-type="float">
            <text:p>1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5" calcext:value-type="float">
            <text:p>33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7" calcext:value-type="float">
            <text:p>5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9" calcext:value-type="float">
            <text:p>1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6" calcext:value-type="float">
            <text:p>336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0" calcext:value-type="float">
            <text:p>2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7" calcext:value-type="float">
            <text:p>33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7" calcext:value-type="float">
            <text:p>6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1" calcext:value-type="float">
            <text:p>2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8" calcext:value-type="float">
            <text:p>33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3" calcext:value-type="float">
            <text:p>4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2" calcext:value-type="float">
            <text:p>2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39" calcext:value-type="float">
            <text:p>33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9" calcext:value-type="float">
            <text:p>6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3" calcext:value-type="float">
            <text:p>2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0" calcext:value-type="float">
            <text:p>34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" calcext:value-type="float">
            <text:p>2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1" calcext:value-type="float">
            <text:p>34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6" calcext:value-type="float">
            <text:p>7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5" calcext:value-type="float">
            <text:p>2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2" calcext:value-type="float">
            <text:p>342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4" calcext:value-type="float">
            <text:p>7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6" calcext:value-type="float">
            <text:p>2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3" calcext:value-type="float">
            <text:p>34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3" calcext:value-type="float">
            <text:p>5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elevated ST segment</text:p>
          </table:table-cell>
          <table:table-cell/>
          <table:table-cell table:style-name="ce58" office:value-type="float" office:value="27" calcext:value-type="float">
            <text:p>2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4" calcext:value-type="float">
            <text:p>34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9" calcext:value-type="float">
            <text:p>4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8" calcext:value-type="float">
            <text:p>2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5" calcext:value-type="float">
            <text:p>34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9" calcext:value-type="float">
            <text:p>4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9" calcext:value-type="float">
            <text:p>2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6" calcext:value-type="float">
            <text:p>34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30" calcext:value-type="float">
            <text:p>3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7" calcext:value-type="float">
            <text:p>34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5" calcext:value-type="float">
            <text:p>6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31" calcext:value-type="float">
            <text:p>3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8" calcext:value-type="float">
            <text:p>34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9" calcext:value-type="float">
            <text:p>4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32" calcext:value-type="float">
            <text:p>3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49" calcext:value-type="float">
            <text:p>34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0" calcext:value-type="float">
            <text:p>6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33" calcext:value-type="float">
            <text:p>3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0" calcext:value-type="float">
            <text:p>35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9" calcext:value-type="float">
            <text:p>4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34" calcext:value-type="float">
            <text:p>3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1" calcext:value-type="float">
            <text:p>35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0" calcext:value-type="float">
            <text:p>4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35" calcext:value-type="float">
            <text:p>3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2" calcext:value-type="float">
            <text:p>35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5" calcext:value-type="float">
            <text:p>7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36" calcext:value-type="float">
            <text:p>3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3" calcext:value-type="float">
            <text:p>35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0" calcext:value-type="float">
            <text:p>5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37" calcext:value-type="float">
            <text:p>3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4" calcext:value-type="float">
            <text:p>35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38" calcext:value-type="float">
            <text:p>3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5" calcext:value-type="float">
            <text:p>35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1" calcext:value-type="float">
            <text:p>6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39" calcext:value-type="float">
            <text:p>3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6" calcext:value-type="float">
            <text:p>35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1" calcext:value-type="float">
            <text:p>5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0" calcext:value-type="float">
            <text:p>4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7" calcext:value-type="float">
            <text:p>35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5" calcext:value-type="float">
            <text:p>6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1" calcext:value-type="float">
            <text:p>4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8" calcext:value-type="float">
            <text:p>35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9" calcext:value-type="float">
            <text:p>4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2" calcext:value-type="float">
            <text:p>4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59" calcext:value-type="float">
            <text:p>359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3" calcext:value-type="float">
            <text:p>4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0" calcext:value-type="float">
            <text:p>36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6" calcext:value-type="float">
            <text:p>6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4" calcext:value-type="float">
            <text:p>4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1" calcext:value-type="float">
            <text:p>36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4" calcext:value-type="float">
            <text:p>4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5" calcext:value-type="float">
            <text:p>4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2" calcext:value-type="float">
            <text:p>362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4" calcext:value-type="float">
            <text:p>6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6" calcext:value-type="float">
            <text:p>4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3" calcext:value-type="float">
            <text:p>36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86" calcext:value-type="float">
            <text:p>8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47" calcext:value-type="float">
            <text:p>4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4" calcext:value-type="float">
            <text:p>36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4" calcext:value-type="float">
            <text:p>6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8" calcext:value-type="float">
            <text:p>4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5" calcext:value-type="float">
            <text:p>365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42" calcext:value-type="float">
            <text:p>4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49" calcext:value-type="float">
            <text:p>4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6" calcext:value-type="float">
            <text:p>366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44" calcext:value-type="float">
            <text:p>4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, broad T-wave</text:p>
          </table:table-cell>
          <table:table-cell/>
          <table:table-cell table:style-name="ce58" office:value-type="float" office:value="50" calcext:value-type="float">
            <text:p>5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7" calcext:value-type="float">
            <text:p>367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5" calcext:value-type="float">
            <text:p>5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8" office:value-type="string" calcext:value-type="string">
            <text:p>Normal cardiac complex</text:p>
          </table:table-cell>
          <table:table-cell table:style-name="ce57"/>
          <table:table-cell table:style-name="ce58" office:value-type="float" office:value="51" calcext:value-type="float">
            <text:p>5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8" calcext:value-type="float">
            <text:p>36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4" calcext:value-type="float">
            <text:p>4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52" calcext:value-type="float">
            <text:p>5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69" calcext:value-type="float">
            <text:p>36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6" calcext:value-type="float">
            <text:p>6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53" calcext:value-type="float">
            <text:p>5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0" calcext:value-type="float">
            <text:p>37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7" calcext:value-type="float">
            <text:p>4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54" calcext:value-type="float">
            <text:p>5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1" calcext:value-type="float">
            <text:p>371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6" calcext:value-type="float">
            <text:p>6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<text:span text:style-name="T3">Normal cardiac complex, p</text:span><text:span text:style-name="T4">remature beats</text:span></text:p>
          </table:table-cell>
          <table:table-cell/>
          <table:table-cell table:style-name="ce58" office:value-type="float" office:value="55" calcext:value-type="float">
            <text:p>5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2" calcext:value-type="float">
            <text:p>372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48" calcext:value-type="float">
            <text:p>4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56" calcext:value-type="float">
            <text:p>5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3" calcext:value-type="float">
            <text:p>37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3" calcext:value-type="float">
            <text:p>5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57" calcext:value-type="float">
            <text:p>5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4" calcext:value-type="float">
            <text:p>374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58" calcext:value-type="float">
            <text:p>5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5" calcext:value-type="float">
            <text:p>375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59" calcext:value-type="float">
            <text:p>5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6" calcext:value-type="float">
            <text:p>37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0" calcext:value-type="float">
            <text:p>6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7" calcext:value-type="float">
            <text:p>37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1" calcext:value-type="float">
            <text:p>6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8" calcext:value-type="float">
            <text:p>378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2" calcext:value-type="float">
            <text:p>6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79" calcext:value-type="float">
            <text:p>37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3" calcext:value-type="float">
            <text:p>6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0" calcext:value-type="float">
            <text:p>38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2" calcext:value-type="float">
            <text:p>7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number-columns-repeated="3"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4" calcext:value-type="float">
            <text:p>6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1" calcext:value-type="float">
            <text:p>38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5" calcext:value-type="float">
            <text:p>6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2" calcext:value-type="float">
            <text:p>38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6" calcext:value-type="float">
            <text:p>6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3" calcext:value-type="float">
            <text:p>38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9" calcext:value-type="float">
            <text:p>5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7" calcext:value-type="float">
            <text:p>6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4" calcext:value-type="float">
            <text:p>38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4" calcext:value-type="float">
            <text:p>4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8" calcext:value-type="float">
            <text:p>6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5" calcext:value-type="float">
            <text:p>38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69" calcext:value-type="float">
            <text:p>6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6" calcext:value-type="float">
            <text:p>38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70" calcext:value-type="float">
            <text:p>7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7" calcext:value-type="float">
            <text:p>38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80" calcext:value-type="float">
            <text:p>8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71" calcext:value-type="float">
            <text:p>7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8" calcext:value-type="float">
            <text:p>38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0" calcext:value-type="float">
            <text:p>4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72" calcext:value-type="float">
            <text:p>7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89" calcext:value-type="float">
            <text:p>38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73" calcext:value-type="float">
            <text:p>7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0" calcext:value-type="float">
            <text:p>39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80" calcext:value-type="float">
            <text:p>8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74" calcext:value-type="float">
            <text:p>7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1" calcext:value-type="float">
            <text:p>39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0" calcext:value-type="float">
            <text:p>5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75" calcext:value-type="float">
            <text:p>7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2" calcext:value-type="float">
            <text:p>39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3" calcext:value-type="float">
            <text:p>4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76" calcext:value-type="float">
            <text:p>7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3" calcext:value-type="float">
            <text:p>39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5" calcext:value-type="float">
            <text:p>6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77" calcext:value-type="float">
            <text:p>7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4" calcext:value-type="float">
            <text:p>39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78" calcext:value-type="float">
            <text:p>7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5" calcext:value-type="float">
            <text:p>39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8" calcext:value-type="float">
            <text:p>4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80" calcext:value-type="float">
            <text:p>8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6" calcext:value-type="float">
            <text:p>39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3" calcext:value-type="float">
            <text:p>5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81" calcext:value-type="float">
            <text:p>8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7" calcext:value-type="float">
            <text:p>39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5" calcext:value-type="float">
            <text:p>6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82" calcext:value-type="float">
            <text:p>8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8" calcext:value-type="float">
            <text:p>39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5" calcext:value-type="float">
            <text:p>4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83" calcext:value-type="float">
            <text:p>8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399" calcext:value-type="float">
            <text:p>39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5" calcext:value-type="float">
            <text:p>5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84" calcext:value-type="float">
            <text:p>8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0" calcext:value-type="float">
            <text:p>40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6" calcext:value-type="float">
            <text:p>5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85" calcext:value-type="float">
            <text:p>8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1" calcext:value-type="float">
            <text:p>401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6" calcext:value-type="float">
            <text:p>6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86" calcext:value-type="float">
            <text:p>8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2" calcext:value-type="float">
            <text:p>40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6" calcext:value-type="float">
            <text:p>6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87" calcext:value-type="float">
            <text:p>8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3" calcext:value-type="float">
            <text:p>40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88" calcext:value-type="float">
            <text:p>8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4" calcext:value-type="float">
            <text:p>404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80" calcext:value-type="float">
            <text:p>8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89" calcext:value-type="float">
            <text:p>8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5" calcext:value-type="float">
            <text:p>40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1" calcext:value-type="float">
            <text:p>5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90" calcext:value-type="float">
            <text:p>9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6" calcext:value-type="float">
            <text:p>406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44" calcext:value-type="float">
            <text:p>4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92" calcext:value-type="float">
            <text:p>9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7" calcext:value-type="float">
            <text:p>40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8" calcext:value-type="float">
            <text:p>4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93" calcext:value-type="float">
            <text:p>9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1" calcext:value-type="float">
            <text:p>7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94" calcext:value-type="float">
            <text:p>9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09" calcext:value-type="float">
            <text:p>40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6" calcext:value-type="float">
            <text:p>4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95" calcext:value-type="float">
            <text:p>9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0" calcext:value-type="float">
            <text:p>41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3" calcext:value-type="float">
            <text:p>4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96" calcext:value-type="float">
            <text:p>9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1" calcext:value-type="float">
            <text:p>411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98" calcext:value-type="float">
            <text:p>9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2" calcext:value-type="float">
            <text:p>41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99" calcext:value-type="float">
            <text:p>9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3" calcext:value-type="float">
            <text:p>413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2" calcext:value-type="float">
            <text:p>7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pressed ST segment</text:p>
          </table:table-cell>
          <table:table-cell/>
          <table:table-cell table:style-name="ce58" office:value-type="float" office:value="100" calcext:value-type="float">
            <text:p>10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4" calcext:value-type="float">
            <text:p>41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7" calcext:value-type="float">
            <text:p>5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01" calcext:value-type="float">
            <text:p>10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5" calcext:value-type="float">
            <text:p>415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2" calcext:value-type="float">
            <text:p>7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premature beats</text:p>
          </table:table-cell>
          <table:table-cell/>
          <table:table-cell table:style-name="ce58" office:value-type="float" office:value="102" calcext:value-type="float">
            <text:p>10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6" calcext:value-type="float">
            <text:p>41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Broad QRS complex, prolonged QT interval</text:p>
          </table:table-cell>
          <table:table-cell/>
          <table:table-cell table:style-name="ce58" office:value-type="float" office:value="103" calcext:value-type="float">
            <text:p>10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7" calcext:value-type="float">
            <text:p>41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8" calcext:value-type="float">
            <text:p>5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04" calcext:value-type="float">
            <text:p>10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8" calcext:value-type="float">
            <text:p>418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05" calcext:value-type="float">
            <text:p>10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19" calcext:value-type="float">
            <text:p>41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Dysrhythmia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Prolonged PR interval</text:p>
          </table:table-cell>
          <table:table-cell/>
          <table:table-cell table:style-name="ce58" office:value-type="float" office:value="109" calcext:value-type="float">
            <text:p>10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0" calcext:value-type="float">
            <text:p>42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5" calcext:value-type="float">
            <text:p>6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Dysrhythmia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113" calcext:value-type="float">
            <text:p>11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1" calcext:value-type="float">
            <text:p>42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16" calcext:value-type="float">
            <text:p>11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2" calcext:value-type="float">
            <text:p>42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17" calcext:value-type="float">
            <text:p>11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3" calcext:value-type="float">
            <text:p>42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2" calcext:value-type="float">
            <text:p>7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20" calcext:value-type="float">
            <text:p>12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4" calcext:value-type="float">
            <text:p>424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9" calcext:value-type="float">
            <text:p>6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21" calcext:value-type="float">
            <text:p>12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5" calcext:value-type="float">
            <text:p>42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22" calcext:value-type="float">
            <text:p>12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6" calcext:value-type="float">
            <text:p>426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27" calcext:value-type="float">
            <text:p>12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7" calcext:value-type="float">
            <text:p>42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26" calcext:value-type="float">
            <text:p>2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31" calcext:value-type="float">
            <text:p>13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8" calcext:value-type="float">
            <text:p>42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1" calcext:value-type="float">
            <text:p>3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Dysrhythmia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33" calcext:value-type="float">
            <text:p>13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29" calcext:value-type="float">
            <text:p>429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35" calcext:value-type="float">
            <text:p>13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0" calcext:value-type="float">
            <text:p>43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egative T-wave, broad QRS complex</text:p>
          </table:table-cell>
          <table:table-cell/>
          <table:table-cell table:style-name="ce58" office:value-type="float" office:value="137" calcext:value-type="float">
            <text:p>13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1" calcext:value-type="float">
            <text:p>43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6" calcext:value-type="float">
            <text:p>4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number-columns-repeated="3"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41" calcext:value-type="float">
            <text:p>14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2" calcext:value-type="float">
            <text:p>43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egative T-wave, broad QRS complex</text:p>
          </table:table-cell>
          <table:table-cell/>
          <table:table-cell table:style-name="ce58" office:value-type="float" office:value="142" calcext:value-type="float">
            <text:p>14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3" calcext:value-type="float">
            <text:p>43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premature beats</text:p>
          </table:table-cell>
          <table:table-cell/>
          <table:table-cell table:style-name="ce58" office:value-type="float" office:value="150" calcext:value-type="float">
            <text:p>15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4" calcext:value-type="float">
            <text:p>43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Dysrhythmia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53" calcext:value-type="float">
            <text:p>15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5" calcext:value-type="float">
            <text:p>43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55" calcext:value-type="float">
            <text:p>15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6" calcext:value-type="float">
            <text:p>43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156" calcext:value-type="float">
            <text:p>15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7" calcext:value-type="float">
            <text:p>43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87" calcext:value-type="float">
            <text:p>8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Dysrhythmia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Prolonged PR interval, broad QRS complex </text:p>
          </table:table-cell>
          <table:table-cell/>
          <table:table-cell table:style-name="ce58" office:value-type="float" office:value="157" calcext:value-type="float">
            <text:p>15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8" calcext:value-type="float">
            <text:p>43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4" calcext:value-type="float">
            <text:p>6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, broad QRS complex</text:p>
          </table:table-cell>
          <table:table-cell/>
          <table:table-cell table:style-name="ce58" office:value-type="float" office:value="158" calcext:value-type="float">
            <text:p>15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39" calcext:value-type="float">
            <text:p>43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3" calcext:value-type="float">
            <text:p>7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ypertrophy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59" calcext:value-type="float">
            <text:p>15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0" calcext:value-type="float">
            <text:p>44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26" calcext:value-type="float">
            <text:p>2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65" calcext:value-type="float">
            <text:p>16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1" calcext:value-type="float">
            <text:p>441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69" calcext:value-type="float">
            <text:p>16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2" calcext:value-type="float">
            <text:p>442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4" calcext:value-type="float">
            <text:p>6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171" calcext:value-type="float">
            <text:p>17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3" calcext:value-type="float">
            <text:p>44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0" calcext:value-type="float">
            <text:p>5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72" calcext:value-type="float">
            <text:p>17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4" calcext:value-type="float">
            <text:p>444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7" calcext:value-type="float">
            <text:p>5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73" calcext:value-type="float">
            <text:p>17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5" calcext:value-type="float">
            <text:p>44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26" calcext:value-type="float">
            <text:p>2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74" calcext:value-type="float">
            <text:p>17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6" calcext:value-type="float">
            <text:p>446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35" calcext:value-type="float">
            <text:p>3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Dysrhythmia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77" calcext:value-type="float">
            <text:p>17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7" calcext:value-type="float">
            <text:p>44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80" calcext:value-type="float">
            <text:p>18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8" calcext:value-type="float">
            <text:p>44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82" calcext:value-type="float">
            <text:p>18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49" calcext:value-type="float">
            <text:p>449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81" calcext:value-type="float">
            <text:p>8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84" calcext:value-type="float">
            <text:p>18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0" calcext:value-type="float">
            <text:p>45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185" calcext:value-type="float">
            <text:p>18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1" calcext:value-type="float">
            <text:p>45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5" calcext:value-type="float">
            <text:p>4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86" calcext:value-type="float">
            <text:p>18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2" calcext:value-type="float">
            <text:p>45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1" calcext:value-type="float">
            <text:p>5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Valvular heart disease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, broad QRS complex</text:p>
          </table:table-cell>
          <table:table-cell/>
          <table:table-cell table:style-name="ce58" office:value-type="float" office:value="188" calcext:value-type="float">
            <text:p>18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3" calcext:value-type="float">
            <text:p>45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1" calcext:value-type="float">
            <text:p>6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Broad QRS complex, prolonged QT interval</text:p>
          </table:table-cell>
          <table:table-cell/>
          <table:table-cell table:style-name="ce58" office:value-type="float" office:value="189" calcext:value-type="float">
            <text:p>18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4" calcext:value-type="float">
            <text:p>45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0" calcext:value-type="float">
            <text:p>6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Stable angina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191" calcext:value-type="float">
            <text:p>19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5" calcext:value-type="float">
            <text:p>45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7" calcext:value-type="float">
            <text:p>6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number-columns-repeated="3"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94" calcext:value-type="float">
            <text:p>19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6" calcext:value-type="float">
            <text:p>456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1" calcext:value-type="float">
            <text:p>7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195" calcext:value-type="float">
            <text:p>19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7" calcext:value-type="float">
            <text:p>45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1" calcext:value-type="float">
            <text:p>5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197" calcext:value-type="float">
            <text:p>19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8" calcext:value-type="float">
            <text:p>45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01" calcext:value-type="float">
            <text:p>20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59" calcext:value-type="float">
            <text:p>45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02" calcext:value-type="float">
            <text:p>20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0" calcext:value-type="float">
            <text:p>46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03" calcext:value-type="float">
            <text:p>20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1" calcext:value-type="float">
            <text:p>46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7" calcext:value-type="float">
            <text:p>6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204" calcext:value-type="float">
            <text:p>20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2" calcext:value-type="float">
            <text:p>46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Prolonged PR interval, deep S-peak</text:p>
          </table:table-cell>
          <table:table-cell/>
          <table:table-cell table:style-name="ce58" office:value-type="float" office:value="205" calcext:value-type="float">
            <text:p>20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3" calcext:value-type="float">
            <text:p>46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06" calcext:value-type="float">
            <text:p>20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4" calcext:value-type="float">
            <text:p>46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6" calcext:value-type="float">
            <text:p>4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207" calcext:value-type="float">
            <text:p>20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5" calcext:value-type="float">
            <text:p>46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6" calcext:value-type="float">
            <text:p>4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208" calcext:value-type="float">
            <text:p>20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6" calcext:value-type="float">
            <text:p>46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1" calcext:value-type="float">
            <text:p>5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09" calcext:value-type="float">
            <text:p>20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7" calcext:value-type="float">
            <text:p>46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6" calcext:value-type="float">
            <text:p>5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ypertrop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210" calcext:value-type="float">
            <text:p>21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8" calcext:value-type="float">
            <text:p>46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Yes</text:p>
          </table:table-cell>
          <table:table-cell table:style-name="ce47" office:value-type="string" calcext:value-type="string">
            <text:p>Normal cardiac complex, deep Q-peak</text:p>
          </table:table-cell>
          <table:table-cell/>
          <table:table-cell table:style-name="ce58" office:value-type="float" office:value="211" calcext:value-type="float">
            <text:p>21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69" calcext:value-type="float">
            <text:p>46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6" calcext:value-type="float">
            <text:p>6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ypertrop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212" calcext:value-type="float">
            <text:p>21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70" calcext:value-type="float">
            <text:p>47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8" calcext:value-type="float">
            <text:p>5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13" calcext:value-type="float">
            <text:p>21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71" calcext:value-type="float">
            <text:p>47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5" calcext:value-type="float">
            <text:p>3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14" calcext:value-type="float">
            <text:p>21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72" calcext:value-type="float">
            <text:p>472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3" calcext:value-type="float">
            <text:p>7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ypertrop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216" calcext:value-type="float">
            <text:p>216</text:p>
          </table:table-cell>
          <table:covered-table-cell table:style-name="ce58"/>
          <table:table-cell table:number-columns-repeated="1001"/>
        </table:table-row>
        <table:table-row table:style-name="ro4">
          <table:table-cell table:style-name="ce8" office:value-type="float" office:value="473" calcext:value-type="float">
            <text:p>473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9" office:value-type="string" calcext:value-type="string">
            <text:p><text:span text:style-name="T5">Notched P-wave</text:span></text:p>
          </table:table-cell>
          <table:table-cell/>
          <table:table-cell table:style-name="ce58" office:value-type="float" office:value="217" calcext:value-type="float">
            <text:p>21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74" calcext:value-type="float">
            <text:p>47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6" calcext:value-type="float">
            <text:p>7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Broad QRS complex</text:p>
          </table:table-cell>
          <table:table-cell/>
          <table:table-cell table:style-name="ce58" office:value-type="float" office:value="220" calcext:value-type="float">
            <text:p>22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75" calcext:value-type="float">
            <text:p>47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ypertrophy</text:p>
          </table:table-cell>
          <table:table-cell table:number-columns-repeated="3"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21" calcext:value-type="float">
            <text:p>22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76" calcext:value-type="float">
            <text:p>476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0" calcext:value-type="float">
            <text:p>6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22" calcext:value-type="float">
            <text:p>22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77" calcext:value-type="float">
            <text:p>47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6" calcext:value-type="float">
            <text:p>5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23" calcext:value-type="float">
            <text:p>22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78" calcext:value-type="float">
            <text:p>478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38" calcext:value-type="float">
            <text:p>3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Valvular heart disease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broad S-wave</text:p>
          </table:table-cell>
          <table:table-cell/>
          <table:table-cell table:style-name="ce58" office:value-type="float" office:value="224" calcext:value-type="float">
            <text:p>22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79" calcext:value-type="float">
            <text:p>479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6" calcext:value-type="float">
            <text:p>5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number-columns-repeated="3"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, broad QRS complex</text:p>
          </table:table-cell>
          <table:table-cell/>
          <table:table-cell table:style-name="ce58" office:value-type="float" office:value="225" calcext:value-type="float">
            <text:p>22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0" calcext:value-type="float">
            <text:p>48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26" calcext:value-type="float">
            <text:p>22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1" calcext:value-type="float">
            <text:p>48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ypertrophy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27" calcext:value-type="float">
            <text:p>22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2" calcext:value-type="float">
            <text:p>48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73" calcext:value-type="float">
            <text:p>7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Bundle branch block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28" calcext:value-type="float">
            <text:p>22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3" calcext:value-type="float">
            <text:p>48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5" calcext:value-type="float">
            <text:p>5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29" calcext:value-type="float">
            <text:p>22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4" calcext:value-type="float">
            <text:p>48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30" calcext:value-type="float">
            <text:p>23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5" calcext:value-type="float">
            <text:p>48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7" calcext:value-type="float">
            <text:p>5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31" calcext:value-type="float">
            <text:p>23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6" calcext:value-type="float">
            <text:p>486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0" calcext:value-type="float">
            <text:p>7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, broad QRS complex</text:p>
          </table:table-cell>
          <table:table-cell/>
          <table:table-cell table:style-name="ce58" office:value-type="float" office:value="232" calcext:value-type="float">
            <text:p>23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7" calcext:value-type="float">
            <text:p>48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24" calcext:value-type="float">
            <text:p>2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33" calcext:value-type="float">
            <text:p>23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8" calcext:value-type="float">
            <text:p>48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4" calcext:value-type="float">
            <text:p>3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34" calcext:value-type="float">
            <text:p>23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89" calcext:value-type="float">
            <text:p>48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0" calcext:value-type="float">
            <text:p>3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35" calcext:value-type="float">
            <text:p>23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0" calcext:value-type="float">
            <text:p>49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25" calcext:value-type="float">
            <text:p>2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36" calcext:value-type="float">
            <text:p>23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1" calcext:value-type="float">
            <text:p>49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7" calcext:value-type="float">
            <text:p>4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37" calcext:value-type="float">
            <text:p>23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2" calcext:value-type="float">
            <text:p>49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38" calcext:value-type="float">
            <text:p>23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3" calcext:value-type="float">
            <text:p>49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9" calcext:value-type="float">
            <text:p>5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elevated ST segment</text:p>
          </table:table-cell>
          <table:table-cell/>
          <table:table-cell table:style-name="ce58" office:value-type="float" office:value="239" calcext:value-type="float">
            <text:p>23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4" calcext:value-type="float">
            <text:p>49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0" calcext:value-type="float">
            <text:p>24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5" calcext:value-type="float">
            <text:p>49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3" calcext:value-type="float">
            <text:p>3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1" calcext:value-type="float">
            <text:p>24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6" calcext:value-type="float">
            <text:p>496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42" calcext:value-type="float">
            <text:p>24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7" calcext:value-type="float">
            <text:p>497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3" calcext:value-type="float">
            <text:p>24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8" calcext:value-type="float">
            <text:p>49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4" calcext:value-type="float">
            <text:p>4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4" calcext:value-type="float">
            <text:p>24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499" calcext:value-type="float">
            <text:p>49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0" calcext:value-type="float">
            <text:p>3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5" calcext:value-type="float">
            <text:p>24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0" calcext:value-type="float">
            <text:p>500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6" calcext:value-type="float">
            <text:p>24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1" calcext:value-type="float">
            <text:p>501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48" calcext:value-type="float">
            <text:p>4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7" calcext:value-type="float">
            <text:p>24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4" calcext:value-type="float">
            <text:p>6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8" calcext:value-type="float">
            <text:p>24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3" calcext:value-type="float">
            <text:p>50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6" calcext:value-type="float">
            <text:p>4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tis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49" calcext:value-type="float">
            <text:p>24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4" calcext:value-type="float">
            <text:p>50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3" calcext:value-type="float">
            <text:p>53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ypertrop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50" calcext:value-type="float">
            <text:p>25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5" calcext:value-type="float">
            <text:p>50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0" calcext:value-type="float">
            <text:p>4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51" calcext:value-type="float">
            <text:p>25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6" calcext:value-type="float">
            <text:p>50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52" calcext:value-type="float">
            <text:p>25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7" calcext:value-type="float">
            <text:p>50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Prolonged PR interval</text:p>
          </table:table-cell>
          <table:table-cell/>
          <table:table-cell table:style-name="ce58" office:value-type="float" office:value="253" calcext:value-type="float">
            <text:p>25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8" calcext:value-type="float">
            <text:p>50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7" calcext:value-type="float">
            <text:p>5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Prolonged PR interval</text:p>
          </table:table-cell>
          <table:table-cell/>
          <table:table-cell table:style-name="ce58" office:value-type="float" office:value="254" calcext:value-type="float">
            <text:p>25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09" calcext:value-type="float">
            <text:p>50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9" calcext:value-type="float">
            <text:p>6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55" calcext:value-type="float">
            <text:p>25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0" calcext:value-type="float">
            <text:p>51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4" calcext:value-type="float">
            <text:p>64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, broad QRS complex</text:p>
          </table:table-cell>
          <table:table-cell/>
          <table:table-cell table:style-name="ce58" office:value-type="float" office:value="256" calcext:value-type="float">
            <text:p>25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1" calcext:value-type="float">
            <text:p>51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57" calcext:value-type="float">
            <text:p>25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2" calcext:value-type="float">
            <text:p>51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2" calcext:value-type="float">
            <text:p>4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Dysrhythmia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58" calcext:value-type="float">
            <text:p>25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3" calcext:value-type="float">
            <text:p>513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58" calcext:value-type="float">
            <text:p>5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59" calcext:value-type="float">
            <text:p>25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4" calcext:value-type="float">
            <text:p>51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1" calcext:value-type="float">
            <text:p>5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61" calcext:value-type="float">
            <text:p>26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5" calcext:value-type="float">
            <text:p>515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41" calcext:value-type="float">
            <text:p>4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262" calcext:value-type="float">
            <text:p>26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6" calcext:value-type="float">
            <text:p>51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63" calcext:value-type="float">
            <text:p>26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7" calcext:value-type="float">
            <text:p>51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5" calcext:value-type="float">
            <text:p>4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64" calcext:value-type="float">
            <text:p>26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8" calcext:value-type="float">
            <text:p>51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7" calcext:value-type="float">
            <text:p>5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265" calcext:value-type="float">
            <text:p>26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19" calcext:value-type="float">
            <text:p>51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66" calcext:value-type="float">
            <text:p>26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0" calcext:value-type="float">
            <text:p>52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7" calcext:value-type="float">
            <text:p>6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67" calcext:value-type="float">
            <text:p>26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1" calcext:value-type="float">
            <text:p>52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5" calcext:value-type="float">
            <text:p>5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number-columns-repeated="3"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268" calcext:value-type="float">
            <text:p>26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2" calcext:value-type="float">
            <text:p>52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1" calcext:value-type="float">
            <text:p>6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tis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69" calcext:value-type="float">
            <text:p>26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3" calcext:value-type="float">
            <text:p>52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0" calcext:value-type="float">
            <text:p>60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270" calcext:value-type="float">
            <text:p>27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4" calcext:value-type="float">
            <text:p>52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1" calcext:value-type="float">
            <text:p>4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tis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71" calcext:value-type="float">
            <text:p>27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5" calcext:value-type="float">
            <text:p>52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1" calcext:value-type="float">
            <text:p>6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tis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72" calcext:value-type="float">
            <text:p>27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6" calcext:value-type="float">
            <text:p>52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9" calcext:value-type="float">
            <text:p>6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number-columns-repeated="3" table:style-name="ce35" office:value-type="float" office:value="42" calcext:value-type="float">
            <text:p>42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73" calcext:value-type="float">
            <text:p>27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7" calcext:value-type="float">
            <text:p>527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7" calcext:value-type="float">
            <text:p>5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number-columns-repeated="3" table:style-name="ce35" office:value-type="float" office:value="54" calcext:value-type="float">
            <text:p>5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74" calcext:value-type="float">
            <text:p>27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8" calcext:value-type="float">
            <text:p>528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8" calcext:value-type="float">
            <text:p>4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75" calcext:value-type="float">
            <text:p>275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29" calcext:value-type="float">
            <text:p>52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78" calcext:value-type="float">
            <text:p>278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0" calcext:value-type="float">
            <text:p>53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35" calcext:value-type="float">
            <text:p>35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79" calcext:value-type="float">
            <text:p>27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1" calcext:value-type="float">
            <text:p>531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7" calcext:value-type="float">
            <text:p>67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80" calcext:value-type="float">
            <text:p>280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2" calcext:value-type="float">
            <text:p>532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81" calcext:value-type="float">
            <text:p>28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3" calcext:value-type="float">
            <text:p>533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1" calcext:value-type="float">
            <text:p>6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82" calcext:value-type="float">
            <text:p>282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4" calcext:value-type="float">
            <text:p>534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82" calcext:value-type="float">
            <text:p>82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, deep S-peak</text:p>
          </table:table-cell>
          <table:table-cell/>
          <table:table-cell table:style-name="ce58" office:value-type="float" office:value="283" calcext:value-type="float">
            <text:p>283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5" calcext:value-type="float">
            <text:p>535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48" calcext:value-type="float">
            <text:p>4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Healthy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84" calcext:value-type="float">
            <text:p>28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6" calcext:value-type="float">
            <text:p>536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56" calcext:value-type="float">
            <text:p>56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Dysrhythmia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No</text:p>
          </table:table-cell>
          <table:table-cell table:style-name="ce48" office:value-type="string" calcext:value-type="string">
            <text:p>Normal cardiac complex</text:p>
          </table:table-cell>
          <table:table-cell table:style-name="ce57"/>
          <table:table-cell table:style-name="ce58" office:value-type="float" office:value="286" calcext:value-type="float">
            <text:p>286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7" calcext:value-type="float">
            <text:p>537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8" calcext:value-type="float">
            <text:p>78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87" calcext:value-type="float">
            <text:p>287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8" calcext:value-type="float">
            <text:p>538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9" calcext:value-type="float">
            <text:p>6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Cardiomyopathy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egative T-wave</text:p>
          </table:table-cell>
          <table:table-cell/>
          <table:table-cell table:style-name="ce58" office:value-type="float" office:value="289" calcext:value-type="float">
            <text:p>289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39" calcext:value-type="float">
            <text:p>539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float" office:value="69" calcext:value-type="float">
            <text:p>69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91" calcext:value-type="float">
            <text:p>291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8" office:value-type="float" office:value="540" calcext:value-type="float">
            <text:p>54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61" calcext:value-type="float">
            <text:p>61</text:p>
          </table:table-cell>
          <table:table-cell table:style-name="ce26" office:value-type="string" calcext:value-type="string">
            <text:p>Time and medical procedures</text:p>
          </table:table-cell>
          <table:table-cell table:style-name="ce35" office:value-type="string" calcext:value-type="string">
            <text:p>Supine</text:p>
          </table:table-cell>
          <table:table-cell table:style-name="ce35" office:value-type="string" calcext:value-type="string">
            <text:p>Myocardial infarction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No</text:p>
          </table:table-cell>
          <table:table-cell table:style-name="ce47" office:value-type="string" calcext:value-type="string">
            <text:p>Normal cardiac complex</text:p>
          </table:table-cell>
          <table:table-cell/>
          <table:table-cell table:style-name="ce58" office:value-type="float" office:value="294" calcext:value-type="float">
            <text:p>294</text:p>
          </table:table-cell>
          <table:covered-table-cell table:style-name="ce58"/>
          <table:table-cell table:number-columns-repeated="1001"/>
        </table:table-row>
        <table:table-row table:style-name="ro2">
          <table:table-cell table:style-name="ce9" office:value-type="float" office:value="541" calcext:value-type="float">
            <text:p>541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5" calcext:value-type="float">
            <text:p>2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5" office:value-type="string" calcext:value-type="string" table:number-columns-spanned="1" table:number-rows-spanned="22">
            <text:p>pttppgdb</text:p>
          </table:table-cell>
          <table:table-cell table:number-columns-repeated="1001"/>
        </table:table-row>
        <table:table-row table:style-name="ro2">
          <table:table-cell table:style-name="ce9" office:value-type="float" office:value="542" calcext:value-type="float">
            <text:p>542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20" calcext:value-type="float">
            <text:p>20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2" calcext:value-type="float">
            <text:p>2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43" calcext:value-type="float">
            <text:p>543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25" calcext:value-type="float">
            <text:p>2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3" calcext:value-type="float">
            <text:p>3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44" calcext:value-type="float">
            <text:p>544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25" calcext:value-type="float">
            <text:p>2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4" calcext:value-type="float">
            <text:p>4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45" calcext:value-type="float">
            <text:p>545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25" calcext:value-type="float">
            <text:p>2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5" calcext:value-type="float">
            <text:p>5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46" calcext:value-type="float">
            <text:p>546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35" calcext:value-type="float">
            <text:p>3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6" calcext:value-type="float">
            <text:p>6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47" calcext:value-type="float">
            <text:p>547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30" calcext:value-type="float">
            <text:p>30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7" calcext:value-type="float">
            <text:p>7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50" calcext:value-type="float">
            <text:p>50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8" calcext:value-type="float">
            <text:p>8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49" calcext:value-type="float">
            <text:p>549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20" calcext:value-type="float">
            <text:p>20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9" calcext:value-type="float">
            <text:p>9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0" calcext:value-type="float">
            <text:p>550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5" calcext:value-type="float">
            <text:p>2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0" calcext:value-type="float">
            <text:p>10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1" calcext:value-type="float">
            <text:p>551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30" calcext:value-type="float">
            <text:p>30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1" calcext:value-type="float">
            <text:p>11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2" calcext:value-type="float">
            <text:p>552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25" calcext:value-type="float">
            <text:p>2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2" calcext:value-type="float">
            <text:p>12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3" calcext:value-type="float">
            <text:p>553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25" calcext:value-type="float">
            <text:p>2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3" calcext:value-type="float">
            <text:p>13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4" calcext:value-type="float">
            <text:p>554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55" calcext:value-type="float">
            <text:p>5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4" calcext:value-type="float">
            <text:p>14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5" calcext:value-type="float">
            <text:p>555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0" calcext:value-type="float">
            <text:p>20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5" calcext:value-type="float">
            <text:p>15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6" calcext:value-type="float">
            <text:p>556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30" calcext:value-type="float">
            <text:p>30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, deep S-peak</text:p>
          </table:table-cell>
          <table:table-cell/>
          <table:table-cell table:style-name="ce9" office:value-type="float" office:value="16" calcext:value-type="float">
            <text:p>16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7" calcext:value-type="float">
            <text:p>557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0" calcext:value-type="float">
            <text:p>20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7" calcext:value-type="float">
            <text:p>17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8" calcext:value-type="float">
            <text:p>558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35" calcext:value-type="float">
            <text:p>3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8" calcext:value-type="float">
            <text:p>18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25" calcext:value-type="float">
            <text:p>2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19" calcext:value-type="float">
            <text:p>19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60" calcext:value-type="float">
            <text:p>560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35" calcext:value-type="float">
            <text:p>3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20" calcext:value-type="float">
            <text:p>20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61" calcext:value-type="float">
            <text:p>561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5" calcext:value-type="float">
            <text:p>25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21" calcext:value-type="float">
            <text:p>21</text:p>
          </table:table-cell>
          <table:covered-table-cell table:style-name="ce125"/>
          <table:table-cell table:number-columns-repeated="1001"/>
        </table:table-row>
        <table:table-row table:style-name="ro2">
          <table:table-cell table:style-name="ce9" office:value-type="float" office:value="562" calcext:value-type="float">
            <text:p>562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0" calcext:value-type="float">
            <text:p>20</text:p>
          </table:table-cell>
          <table:table-cell table:style-name="ce27" office:value-type="string" calcext:value-type="string">
            <text:p>Time and physical</text:p>
          </table:table-cell>
          <table:table-cell table:style-name="ce36" office:value-type="string" calcext:value-type="string">
            <text:p>Sitting/Standing</text:p>
          </table:table-cell>
          <table:table-cell table:style-name="ce36" office:value-type="string" calcext:value-type="string">
            <text:p>Healthy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string" calcext:value-type="string">
            <text:p>No</text:p>
          </table:table-cell>
          <table:table-cell table:style-name="ce50" office:value-type="string" calcext:value-type="string">
            <text:p>Normal cardiac complex</text:p>
          </table:table-cell>
          <table:table-cell/>
          <table:table-cell table:style-name="ce9" office:value-type="float" office:value="22" calcext:value-type="float">
            <text:p>22</text:p>
          </table:table-cell>
          <table:covered-table-cell table:style-name="ce125"/>
          <table:table-cell table:number-columns-repeated="1001"/>
        </table:table-row>
        <table:table-row table:style-name="ro2" table:number-rows-repeated="1048012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MTI12" svg:font-family="CMTI12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decimal-places="12" number:min-decimal-places="12" number:min-integer-digits="1"/>
    </number:number-style>
    <number:number-style style:name="N170">
      <number:number number:decimal-places="11" number:min-decimal-places="11" number:min-integer-digits="1"/>
    </number:number-style>
    <number:number-style style:name="N171">
      <number:number number:decimal-places="10" number:min-decimal-places="10" number:min-integer-digits="1"/>
    </number:number-style>
    <number:number-style style:name="N172">
      <number:number number:decimal-places="9" number:min-decimal-places="9" number:min-integer-digits="1"/>
    </number:number-style>
    <number:number-style style:name="N173">
      <number:number number:decimal-places="8" number:min-decimal-places="8" number:min-integer-digits="1"/>
    </number:number-style>
    <number:number-style style:name="N174">
      <number:number number:decimal-places="7" number:min-decimal-places="7" number:min-integer-digits="1"/>
    </number:number-style>
    <number:number-style style:name="N175">
      <number:number number:decimal-places="6" number:min-decimal-places="6" number:min-integer-digits="1"/>
    </number:number-style>
    <number:number-style style:name="N176">
      <number:number number:decimal-places="5" number:min-decimal-places="5" number:min-integer-digits="1"/>
    </number:number-style>
    <number:number-style style:name="N177">
      <number:number number:decimal-places="4" number:min-decimal-places="4" number:min-integer-digits="1"/>
    </number:number-style>
    <number:number-style style:name="N17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08:56:00.7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08:48:44.994000000</meta:creation-date>
    <dc:date>2024-04-04T08:56:19.972000000</dc:date>
    <meta:editing-duration>PT2M15S</meta:editing-duration>
    <meta:editing-cycles>2</meta:editing-cycles>
    <meta:generator>LibreOffice/7.6.2.1$Windows_X86_64 LibreOffice_project/56f7684011345957bbf33a7ee678afaf4d2ba333</meta:generator>
    <meta:document-statistic meta:table-count="1" meta:cell-count="6763" meta:object-count="0"/>
  </office:meta>
</office:document-meta>
</file>